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4">
      <text:list-level-style-number text:level="1" text:style-name="WW_CharLFO4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4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4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4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4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4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5">
      <text:list-level-style-number text:level="1" text:style-name="WW_CharLFO5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5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5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5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5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5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text:style-name="WW_CharLFO6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6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6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6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6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6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7">
      <text:list-level-style-number text:level="1" text:style-name="WW_CharLFO7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7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0">
      <text:list-level-style-number text:level="1" text:style-name="WW_CharLFO10LVL1" style:num-list-format-name="NLF6"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text:style-name="WW_CharLFO11LVL1" style:num-suffix="." style:num-list-format-name="NLF7"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list-format-name="NLF7"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list-format-name="NLF7"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list-format-name="NLF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list-format-name="NLF7"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list-format-name="NLF7"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list-format-name="NLF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list-format-name="NLF7"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list-format-name="NLF7"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7"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list-format-name="NLF7"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list-format-name="NLF7"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list-format-name="NLF7"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list-format-name="NLF7"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list-format-name="NLF7"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list-format-name="NLF7"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list-format-name="NLF7"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list-format-name="NLF7"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5">
      <text:list-level-style-bullet text:level="1" text:style-name="WW_CharLFO1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6">
      <text:list-level-style-bullet text:level="1" text:style-name="WW_CharLFO1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8">
      <text:list-level-style-bullet text:level="1" text:style-name="WW_CharLFO1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9">
      <text:list-level-style-number text:level="1" style:num-suffix="." style:num-list-format-name="NLF8"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0">
      <text:list-level-style-number text:level="1" style:num-suffix="." style:num-list-format-name="NLF8"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1">
      <text:list-level-style-number text:level="1" style:num-suffix="." style:num-list-format-name="NLF8"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2">
      <text:list-level-style-number text:level="1" style:num-suffix="." style:num-list-format-name="NLF8"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3">
      <text:list-level-style-number text:level="1" style:num-suffix="." style:num-list-format-name="NLF8"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P1" style:parent-style-name="papertitle" style:master-page-name="MPF0" style:family="paragraph">
      <style:paragraph-properties fo:break-before="page" fo:margin-top="0.0694in" fo:margin-bottom="0.0694in"/>
    </style:style>
    <style:style style:name="T3" style:parent-style-name="DefaultParagraphFont" style:family="text">
      <style:text-properties style:letter-kerning="true"/>
    </style:style>
    <style:style style:name="T4" style:parent-style-name="DefaultParagraphFont" style:family="text">
      <style:text-properties style:letter-kerning="true"/>
    </style:style>
    <style:style style:name="T5" style:parent-style-name="DefaultParagraphFont" style:family="text">
      <style:text-properties style:letter-kerning="true"/>
    </style:style>
    <style:style style:name="T6" style:parent-style-name="DefaultParagraphFont" style:family="text">
      <style:text-properties style:font-style-complex="italic" style:letter-kerning="true"/>
    </style:style>
    <style:style style:name="T7" style:parent-style-name="DefaultParagraphFont" style:family="text">
      <style:text-properties style:letter-kerning="true"/>
    </style:style>
    <style:style style:name="P8" style:parent-style-name="Author" style:family="paragraph">
      <style:paragraph-properties fo:margin-top="0.0694in" fo:margin-bottom="0.0694in"/>
      <style:text-properties fo:font-size="8pt" style:font-size-asian="8pt" style:font-size-complex="8pt"/>
    </style:style>
    <style:style style:name="P9" style:parent-style-name="Author" style:family="paragraph">
      <style:paragraph-properties fo:margin-top="0.0694in" fo:margin-bottom="0.0694in" fo:line-height="50%"/>
      <style:text-properties fo:font-size="8pt" style:font-size-asian="8pt" style:font-size-complex="8pt"/>
    </style:style>
    <style:style style:name="S1" style:family="section">
      <style:section-properties fo:margin-left="0in" fo:margin-right="0in" style:writing-mode="lr-tb">
        <style:columns fo:column-count="3" fo:column-gap="0.5in"/>
      </style:section-properties>
    </style:style>
    <style:style style:name="P10" style:parent-style-name="Author" style:family="paragraph">
      <style:paragraph-properties fo:margin-top="0.0694in"/>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style:text-position="super 66.6%" fo:font-size="9pt" style:font-size-asian="9pt" style:font-size-complex="9pt"/>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tyle="italic" style:font-style-asian="italic" fo:font-size="9pt" style:font-size-asian="9pt" style:font-size-complex="9pt"/>
    </style:style>
    <style:style style:name="T20" style:parent-style-name="DefaultParagraphFont" style:family="text">
      <style:text-properties fo:font-style="italic" style:font-style-asian="italic" fo:font-size="9pt" style:font-size-asian="9pt" style:font-size-complex="9pt"/>
    </style:style>
    <style:style style:name="T21" style:parent-style-name="DefaultParagraphFont" style:family="text">
      <style:text-properties fo:font-style="italic" style:font-style-asian="italic" fo:font-size="9pt" style:font-size-asian="9pt" style:font-size-complex="9pt"/>
    </style:style>
    <style:style style:name="T22" style:parent-style-name="DefaultParagraphFont" style:family="text">
      <style:text-properties fo:font-style="italic" style:font-style-asian="italic" fo:font-size="9pt" style:font-size-asian="9pt" style:font-size-complex="9pt"/>
    </style:style>
    <style:style style:name="T23" style:parent-style-name="DefaultParagraphFont" style:family="text">
      <style:text-properties fo:font-style="italic" style:font-style-asian="italic" style:font-style-complex="italic" fo:font-size="9pt" style:font-size-asian="9pt" style:font-size-complex="9pt"/>
    </style:style>
    <style:style style:name="T24" style:parent-style-name="DefaultParagraphFont" style:family="text">
      <style:text-properties fo:font-style="italic" style:font-style-asian="italic" fo:font-size="9pt" style:font-size-asian="9pt" style:font-size-complex="9pt"/>
    </style:style>
    <style:style style:name="T25" style:parent-style-name="DefaultParagraphFont" style:family="text">
      <style:text-properties fo:font-size="9pt" style:font-size-asian="9pt" style:font-size-complex="9pt"/>
    </style:style>
    <style:style style:name="T26" style:parent-style-name="DefaultParagraphFont" style:family="text">
      <style:text-properties fo:font-size="9pt" style:font-size-asian="9pt" style:font-size-complex="9pt"/>
    </style:style>
    <style:style style:name="T27" style:parent-style-name="DefaultParagraphFont" style:family="text">
      <style:text-properties fo:font-size="9pt" style:font-size-asian="9pt" style:font-size-complex="9pt"/>
    </style:style>
    <style:style style:name="T28" style:parent-style-name="DefaultParagraphFont" style:family="text">
      <style:text-properties fo:font-size="9pt" style:font-size-asian="9pt" style:font-size-complex="9pt"/>
    </style:style>
    <style:style style:name="T29" style:parent-style-name="DefaultParagraphFont" style:family="text">
      <style:text-properties fo:font-size="9pt" style:font-size-asian="9pt" style:font-size-complex="9pt"/>
    </style:style>
    <style:style style:name="T30" style:parent-style-name="DefaultParagraphFont" style:family="text">
      <style:text-properties fo:font-style="italic" style:font-style-asian="italic" fo:font-size="9pt" style:font-size-asian="9pt" style:font-size-complex="9pt"/>
    </style:style>
    <style:style style:name="T31" style:parent-style-name="DefaultParagraphFont" style:family="text">
      <style:text-properties fo:font-style="italic" style:font-style-asian="italic" fo:font-size="9pt" style:font-size-asian="9pt" style:font-size-complex="9pt"/>
    </style:style>
    <style:style style:name="T32" style:parent-style-name="DefaultParagraphFont" style:family="text">
      <style:text-properties fo:font-style="italic" style:font-style-asian="italic" fo:font-size="9pt" style:font-size-asian="9pt" style:font-size-complex="9pt"/>
    </style:style>
    <style:style style:name="T33" style:parent-style-name="DefaultParagraphFont" style:family="text">
      <style:text-properties fo:font-style="italic" style:font-style-asian="italic" fo:font-size="9pt" style:font-size-asian="9pt" style:font-size-complex="9pt"/>
    </style:style>
    <style:style style:name="T34" style:parent-style-name="DefaultParagraphFont" style:family="text">
      <style:text-properties fo:font-size="9pt" style:font-size-asian="9pt" style:font-size-complex="9pt"/>
    </style:style>
    <style:style style:name="T35" style:parent-style-name="DefaultParagraphFont" style:family="text">
      <style:text-properties fo:font-size="9pt" style:font-size-asian="9pt" style:font-size-complex="9pt"/>
    </style:style>
    <style:style style:name="T36" style:parent-style-name="DefaultParagraphFont" style:family="text">
      <style:text-properties fo:font-size="9pt" style:font-size-asian="9pt" style:font-size-complex="9pt"/>
    </style:style>
    <style:style style:name="T37" style:parent-style-name="DefaultParagraphFont" style:family="text">
      <style:text-properties fo:font-size="9pt" style:font-size-asian="9pt" style:font-size-complex="9pt"/>
    </style:style>
    <style:style style:name="T38" style:parent-style-name="DefaultParagraphFont" style:family="text">
      <style:text-properties fo:font-size="9pt" style:font-size-asian="9pt" style:font-size-complex="9pt"/>
    </style:style>
    <style:style style:name="T39" style:parent-style-name="DefaultParagraphFont" style:family="text">
      <style:text-properties fo:font-size="9pt" style:font-size-asian="9pt" style:font-size-complex="9pt"/>
    </style:style>
    <style:style style:name="T40" style:parent-style-name="DefaultParagraphFont" style:family="text">
      <style:text-properties fo:font-size="9pt" style:font-size-asian="9pt" style:font-size-complex="9pt"/>
    </style:style>
    <style:style style:name="T41" style:parent-style-name="DefaultParagraphFont" style:family="text">
      <style:text-properties fo:font-size="9pt" style:font-size-asian="9pt" style:font-size-complex="9pt"/>
    </style:style>
    <style:style style:name="T42" style:parent-style-name="DefaultParagraphFont" style:family="text">
      <style:text-properties fo:font-size="9pt" style:font-size-asian="9pt" style:font-size-complex="9pt"/>
    </style:style>
    <style:style style:name="P43" style:parent-style-name="Author" style:family="paragraph">
      <style:paragraph-properties fo:margin-top="0.0694in"/>
    </style:style>
    <style:style style:name="T44" style:parent-style-name="DefaultParagraphFont" style:family="text">
      <style:text-properties fo:font-size="9pt" style:font-size-asian="9pt" style:font-size-complex="9pt"/>
    </style:style>
    <style:style style:name="T45" style:parent-style-name="DefaultParagraphFont" style:family="text">
      <style:text-properties style:text-position="super 66.6%"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font-size="9pt" style:font-size-asian="9pt" style:font-size-complex="9pt"/>
    </style:style>
    <style:style style:name="T48" style:parent-style-name="DefaultParagraphFont" style:family="text">
      <style:text-properties fo:font-size="9pt" style:font-size-asian="9pt" style:font-size-complex="9pt"/>
    </style:style>
    <style:style style:name="T49" style:parent-style-name="DefaultParagraphFont" style:family="text">
      <style:text-properties fo:font-style="italic" style:font-style-asian="italic" fo:font-size="9pt" style:font-size-asian="9pt" style:font-size-complex="9pt"/>
    </style:style>
    <style:style style:name="T50" style:parent-style-name="DefaultParagraphFont" style:family="text">
      <style:text-properties fo:font-size="9pt" style:font-size-asian="9pt" style:font-size-complex="9pt"/>
    </style:style>
    <style:style style:name="T51" style:parent-style-name="DefaultParagraphFont" style:family="text">
      <style:text-properties fo:font-style="italic" style:font-style-asian="italic" fo:font-size="9pt" style:font-size-asian="9pt" style:font-size-complex="9pt"/>
    </style:style>
    <style:style style:name="T52" style:parent-style-name="DefaultParagraphFont" style:family="text">
      <style:text-properties fo:font-style="italic" style:font-style-asian="italic" style:font-style-complex="italic" fo:font-size="9pt" style:font-size-asian="9pt" style:font-size-complex="9pt"/>
    </style:style>
    <style:style style:name="T53" style:parent-style-name="DefaultParagraphFont" style:family="text">
      <style:text-properties fo:font-style="italic" style:font-style-asian="italic" fo:font-size="9pt" style:font-size-asian="9pt" style:font-size-complex="9pt"/>
    </style:style>
    <style:style style:name="T54" style:parent-style-name="DefaultParagraphFont" style:family="text">
      <style:text-properties fo:font-size="9pt" style:font-size-asian="9pt" style:font-size-complex="9pt"/>
    </style:style>
    <style:style style:name="T55" style:parent-style-name="DefaultParagraphFont" style:family="text">
      <style:text-properties fo:font-style="italic" style:font-style-asian="italic" fo:font-size="9pt" style:font-size-asian="9pt" style:font-size-complex="9pt"/>
    </style:style>
    <style:style style:name="T56" style:parent-style-name="DefaultParagraphFont" style:family="text">
      <style:text-properties fo:font-style="italic" style:font-style-asian="italic" fo:font-size="9pt" style:font-size-asian="9pt" style:font-size-complex="9pt"/>
    </style:style>
    <style:style style:name="T57" style:parent-style-name="DefaultParagraphFont" style:family="text">
      <style:text-properties fo:font-style="italic" style:font-style-asian="italic" fo:font-size="9pt" style:font-size-asian="9pt" style:font-size-complex="9pt"/>
    </style:style>
    <style:style style:name="T58" style:parent-style-name="DefaultParagraphFont" style:family="text">
      <style:text-properties fo:font-style="italic" style:font-style-asian="italic" fo:font-size="9pt" style:font-size-asian="9pt" style:font-size-complex="9pt"/>
    </style:style>
    <style:style style:name="T59" style:parent-style-name="DefaultParagraphFont" style:family="text">
      <style:text-properties fo:font-size="9pt" style:font-size-asian="9pt" style:font-size-complex="9pt"/>
    </style:style>
    <style:style style:name="T60" style:parent-style-name="DefaultParagraphFont" style:family="text">
      <style:text-properties fo:font-size="9pt" style:font-size-asian="9pt" style:font-size-complex="9pt"/>
    </style:style>
    <style:style style:name="T61" style:parent-style-name="DefaultParagraphFont" style:family="text">
      <style:text-properties fo:font-size="9pt" style:font-size-asian="9pt" style:font-size-complex="9pt"/>
    </style:style>
    <style:style style:name="T62" style:parent-style-name="DefaultParagraphFont" style:family="text">
      <style:text-properties fo:font-size="9pt" style:font-size-asian="9pt" style:font-size-complex="9pt"/>
    </style:style>
    <style:style style:name="P63" style:parent-style-name="Author" style:family="paragraph">
      <style:paragraph-properties fo:break-before="column" fo:margin-top="0.0694in"/>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style:text-position="super 66.6%" fo:font-size="9pt" style:font-size-asian="9pt" style:font-size-complex="9pt"/>
    </style:style>
    <style:style style:name="T66" style:parent-style-name="DefaultParagraphFont" style:family="text">
      <style:text-properties fo:font-size="9pt" style:font-size-asian="9pt" style:font-size-complex="9pt"/>
    </style:style>
    <style:style style:name="T67" style:parent-style-name="DefaultParagraphFont" style:family="text">
      <style:text-properties fo:font-size="9pt" style:font-size-asian="9pt" style:font-size-complex="9pt"/>
    </style:style>
    <style:style style:name="T68" style:parent-style-name="DefaultParagraphFont" style:family="text">
      <style:text-properties fo:font-size="9pt" style:font-size-asian="9pt" style:font-size-complex="9pt"/>
    </style:style>
    <style:style style:name="T69" style:parent-style-name="DefaultParagraphFont" style:family="text">
      <style:text-properties fo:font-style="italic" style:font-style-asian="italic" fo:font-size="9pt" style:font-size-asian="9pt" style:font-size-complex="9pt"/>
    </style:style>
    <style:style style:name="T70" style:parent-style-name="DefaultParagraphFont" style:family="text">
      <style:text-properties fo:font-style="italic" style:font-style-asian="italic" fo:font-size="9pt" style:font-size-asian="9pt" style:font-size-complex="9pt"/>
    </style:style>
    <style:style style:name="T71" style:parent-style-name="DefaultParagraphFont" style:family="text">
      <style:text-properties fo:font-style="italic" style:font-style-asian="italic" fo:font-size="9pt" style:font-size-asian="9pt" style:font-size-complex="9pt"/>
    </style:style>
    <style:style style:name="T72" style:parent-style-name="DefaultParagraphFont" style:family="text">
      <style:text-properties fo:font-style="italic" style:font-style-asian="italic" style:font-style-complex="italic" fo:font-size="9pt" style:font-size-asian="9pt" style:font-size-complex="9pt"/>
    </style:style>
    <style:style style:name="T73" style:parent-style-name="DefaultParagraphFont" style:family="text">
      <style:text-properties fo:font-style="italic" style:font-style-asian="italic" fo:font-size="9pt" style:font-size-asian="9pt" style:font-size-complex="9pt"/>
    </style:style>
    <style:style style:name="T74" style:parent-style-name="DefaultParagraphFont" style:family="text">
      <style:text-properties fo:font-size="9pt" style:font-size-asian="9pt" style:font-size-complex="9pt"/>
    </style:style>
    <style:style style:name="T75" style:parent-style-name="DefaultParagraphFont" style:family="text">
      <style:text-properties fo:font-style="italic" style:font-style-asian="italic" fo:font-size="9pt" style:font-size-asian="9pt" style:font-size-complex="9pt"/>
    </style:style>
    <style:style style:name="T76" style:parent-style-name="DefaultParagraphFont" style:family="text">
      <style:text-properties fo:font-style="italic" style:font-style-asian="italic" fo:font-size="9pt" style:font-size-asian="9pt" style:font-size-complex="9pt"/>
    </style:style>
    <style:style style:name="T77" style:parent-style-name="DefaultParagraphFont" style:family="text">
      <style:text-properties fo:font-style="italic" style:font-style-asian="italic" fo:font-size="9pt" style:font-size-asian="9pt" style:font-size-complex="9pt"/>
    </style:style>
    <style:style style:name="T78" style:parent-style-name="DefaultParagraphFont" style:family="text">
      <style:text-properties fo:font-style="italic" style:font-style-asian="italic" fo:font-size="9pt" style:font-size-asian="9pt" style:font-size-complex="9pt"/>
    </style:style>
    <style:style style:name="T79" style:parent-style-name="DefaultParagraphFont" style:family="text">
      <style:text-properties fo:font-size="9pt" style:font-size-asian="9pt" style:font-size-complex="9pt"/>
    </style:style>
    <style:style style:name="T80" style:parent-style-name="DefaultParagraphFont" style:family="text">
      <style:text-properties fo:font-size="9pt" style:font-size-asian="9pt" style:font-size-complex="9pt"/>
    </style:style>
    <style:style style:name="T81" style:parent-style-name="DefaultParagraphFont" style:family="text">
      <style:text-properties fo:font-size="9pt" style:font-size-asian="9pt" style:font-size-complex="9pt"/>
    </style:style>
    <style:style style:name="P82" style:parent-style-name="Author" style:family="paragraph">
      <style:paragraph-properties fo:margin-top="0.0694in"/>
    </style:style>
    <style:style style:name="T83" style:parent-style-name="DefaultParagraphFont" style:family="text">
      <style:text-properties fo:font-size="9pt" style:font-size-asian="9pt" style:font-size-complex="9pt"/>
    </style:style>
    <style:style style:name="T84" style:parent-style-name="DefaultParagraphFont" style:family="text">
      <style:text-properties fo:font-size="9pt" style:font-size-asian="9pt" style:font-size-complex="9pt"/>
    </style:style>
    <style:style style:name="T85" style:parent-style-name="DefaultParagraphFont" style:family="text">
      <style:text-properties fo:font-size="9pt" style:font-size-asian="9pt" style:font-size-complex="9pt"/>
    </style:style>
    <style:style style:name="T86" style:parent-style-name="DefaultParagraphFont" style:family="text">
      <style:text-properties style:text-position="super 66.6%" fo:font-size="9pt" style:font-size-asian="9pt" style:font-size-complex="9pt"/>
    </style:style>
    <style:style style:name="T87" style:parent-style-name="DefaultParagraphFont" style:family="text">
      <style:text-properties fo:font-size="9pt" style:font-size-asian="9pt" style:font-size-complex="9pt"/>
    </style:style>
    <style:style style:name="T88" style:parent-style-name="DefaultParagraphFont" style:family="text">
      <style:text-properties fo:font-size="9pt" style:font-size-asian="9pt" style:font-size-complex="9pt"/>
    </style:style>
    <style:style style:name="T89" style:parent-style-name="DefaultParagraphFont" style:family="text">
      <style:text-properties fo:font-style="italic" style:font-style-asian="italic" fo:font-size="9pt" style:font-size-asian="9pt" style:font-size-complex="9pt"/>
    </style:style>
    <style:style style:name="T90" style:parent-style-name="DefaultParagraphFont" style:family="text">
      <style:text-properties fo:font-style="italic" style:font-style-asian="italic" fo:font-size="9pt" style:font-size-asian="9pt" style:font-size-complex="9pt"/>
    </style:style>
    <style:style style:name="T91" style:parent-style-name="DefaultParagraphFont" style:family="text">
      <style:text-properties fo:font-style="italic" style:font-style-asian="italic" fo:font-size="9pt" style:font-size-asian="9pt" style:font-size-complex="9pt"/>
    </style:style>
    <style:style style:name="T92" style:parent-style-name="DefaultParagraphFont" style:family="text">
      <style:text-properties fo:font-style="italic" style:font-style-asian="italic" style:font-style-complex="italic" fo:font-size="9pt" style:font-size-asian="9pt" style:font-size-complex="9pt"/>
    </style:style>
    <style:style style:name="T93" style:parent-style-name="DefaultParagraphFont" style:family="text">
      <style:text-properties fo:font-style="italic" style:font-style-asian="italic" fo:font-size="9pt" style:font-size-asian="9pt" style:font-size-complex="9pt"/>
    </style:style>
    <style:style style:name="T94" style:parent-style-name="DefaultParagraphFont" style:family="text">
      <style:text-properties fo:font-size="9pt" style:font-size-asian="9pt" style:font-size-complex="9pt"/>
    </style:style>
    <style:style style:name="T95" style:parent-style-name="DefaultParagraphFont" style:family="text">
      <style:text-properties fo:font-style="italic" style:font-style-asian="italic" fo:font-size="9pt" style:font-size-asian="9pt" style:font-size-complex="9pt"/>
    </style:style>
    <style:style style:name="T96" style:parent-style-name="DefaultParagraphFont" style:family="text">
      <style:text-properties fo:font-style="italic" style:font-style-asian="italic" fo:font-size="9pt" style:font-size-asian="9pt" style:font-size-complex="9pt"/>
    </style:style>
    <style:style style:name="T97" style:parent-style-name="DefaultParagraphFont" style:family="text">
      <style:text-properties fo:font-style="italic" style:font-style-asian="italic" fo:font-size="9pt" style:font-size-asian="9pt" style:font-size-complex="9pt"/>
    </style:style>
    <style:style style:name="T98" style:parent-style-name="DefaultParagraphFont" style:family="text">
      <style:text-properties fo:font-style="italic" style:font-style-asian="italic" fo:font-size="9pt" style:font-size-asian="9pt" style:font-size-complex="9pt"/>
    </style:style>
    <style:style style:name="T99" style:parent-style-name="DefaultParagraphFont" style:family="text">
      <style:text-properties fo:font-style="italic" style:font-style-asian="italic" fo:font-size="9pt" style:font-size-asian="9pt" style:font-size-complex="9pt"/>
    </style:style>
    <style:style style:name="T100" style:parent-style-name="DefaultParagraphFont" style:family="text">
      <style:text-properties fo:font-style="italic" style:font-style-asian="italic" fo:font-size="9pt" style:font-size-asian="9pt" style:font-size-complex="9pt"/>
    </style:style>
    <style:style style:name="T101" style:parent-style-name="DefaultParagraphFont" style:family="text">
      <style:text-properties fo:font-size="9pt" style:font-size-asian="9pt" style:font-size-complex="9pt"/>
    </style:style>
    <style:style style:name="T102" style:parent-style-name="DefaultParagraphFont" style:family="text">
      <style:text-properties fo:font-size="9pt" style:font-size-asian="9pt" style:font-size-complex="9pt"/>
    </style:style>
    <style:style style:name="T103" style:parent-style-name="DefaultParagraphFont" style:family="text">
      <style:text-properties fo:font-size="9pt" style:font-size-asian="9pt" style:font-size-complex="9pt"/>
    </style:style>
    <style:style style:name="T104" style:parent-style-name="DefaultParagraphFont" style:family="text">
      <style:text-properties fo:font-size="9pt" style:font-size-asian="9pt" style:font-size-complex="9pt"/>
    </style:style>
    <style:style style:name="P105" style:parent-style-name="Author" style:family="paragraph">
      <style:paragraph-properties fo:break-before="column" fo:margin-top="0.0694in"/>
    </style:style>
    <style:style style:name="T106" style:parent-style-name="DefaultParagraphFont" style:family="text">
      <style:text-properties fo:font-size="9pt" style:font-size-asian="9pt" style:font-size-complex="9pt"/>
    </style:style>
    <style:style style:name="T107" style:parent-style-name="DefaultParagraphFont" style:family="text">
      <style:text-properties style:text-position="super 66.6%" fo:font-size="9pt" style:font-size-asian="9pt" style:font-size-complex="9pt"/>
    </style:style>
    <style:style style:name="T108" style:parent-style-name="DefaultParagraphFont" style:family="text">
      <style:text-properties fo:font-size="9pt" style:font-size-asian="9pt" style:font-size-complex="9pt"/>
    </style:style>
    <style:style style:name="T109" style:parent-style-name="DefaultParagraphFont" style:family="text">
      <style:text-properties fo:font-size="9pt" style:font-size-asian="9pt" style:font-size-complex="9pt"/>
    </style:style>
    <style:style style:name="T110" style:parent-style-name="DefaultParagraphFont" style:family="text">
      <style:text-properties fo:font-size="9pt" style:font-size-asian="9pt" style:font-size-complex="9pt"/>
    </style:style>
    <style:style style:name="T111" style:parent-style-name="DefaultParagraphFont" style:family="text">
      <style:text-properties fo:font-style="italic" style:font-style-asian="italic" fo:font-size="9pt" style:font-size-asian="9pt" style:font-size-complex="9pt"/>
    </style:style>
    <style:style style:name="T112" style:parent-style-name="DefaultParagraphFont" style:family="text">
      <style:text-properties fo:font-style="italic" style:font-style-asian="italic" fo:font-size="9pt" style:font-size-asian="9pt" style:font-size-complex="9pt"/>
    </style:style>
    <style:style style:name="T113" style:parent-style-name="DefaultParagraphFont" style:family="text">
      <style:text-properties fo:font-style="italic" style:font-style-asian="italic" fo:font-size="9pt" style:font-size-asian="9pt" style:font-size-complex="9pt"/>
    </style:style>
    <style:style style:name="T114" style:parent-style-name="DefaultParagraphFont" style:family="text">
      <style:text-properties fo:font-style="italic" style:font-style-asian="italic" style:font-style-complex="italic" fo:font-size="9pt" style:font-size-asian="9pt" style:font-size-complex="9pt"/>
    </style:style>
    <style:style style:name="T115" style:parent-style-name="DefaultParagraphFont" style:family="text">
      <style:text-properties fo:font-style="italic" style:font-style-asian="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tyle="italic" style:font-style-asian="italic" fo:font-size="9pt" style:font-size-asian="9pt" style:font-size-complex="9pt"/>
    </style:style>
    <style:style style:name="T118" style:parent-style-name="DefaultParagraphFont" style:family="text">
      <style:text-properties fo:font-style="italic" style:font-style-asian="italic" fo:font-size="9pt" style:font-size-asian="9pt" style:font-size-complex="9pt"/>
    </style:style>
    <style:style style:name="T119" style:parent-style-name="DefaultParagraphFont" style:family="text">
      <style:text-properties fo:font-style="italic" style:font-style-asian="italic" fo:font-size="9pt" style:font-size-asian="9pt" style:font-size-complex="9pt"/>
    </style:style>
    <style:style style:name="T120" style:parent-style-name="DefaultParagraphFont" style:family="text">
      <style:text-properties fo:font-style="italic" style:font-style-asian="italic" fo:font-size="9pt" style:font-size-asian="9pt" style:font-size-complex="9pt"/>
    </style:style>
    <style:style style:name="T121" style:parent-style-name="DefaultParagraphFont" style:family="text">
      <style:text-properties fo:font-size="9pt" style:font-size-asian="9pt" style:font-size-complex="9pt"/>
    </style:style>
    <style:style style:name="T122" style:parent-style-name="DefaultParagraphFont" style:family="text">
      <style:text-properties fo:font-size="9pt" style:font-size-asian="9pt" style:font-size-complex="9pt"/>
    </style:style>
    <style:style style:name="T123" style:parent-style-name="DefaultParagraphFont" style:family="text">
      <style:text-properties fo:font-size="9pt" style:font-size-asian="9pt" style:font-size-complex="9pt"/>
    </style:style>
    <style:style style:name="P124" style:parent-style-name="Author" style:family="paragraph">
      <style:paragraph-properties fo:margin-top="0.0694in"/>
    </style:style>
    <style:style style:name="T125" style:parent-style-name="DefaultParagraphFont" style:family="text">
      <style:text-properties fo:font-size="9pt" style:font-size-asian="9pt" style:font-size-complex="9pt"/>
    </style:style>
    <style:style style:name="T126" style:parent-style-name="DefaultParagraphFont" style:family="text">
      <style:text-properties fo:font-size="9pt" style:font-size-asian="9pt" style:font-size-complex="9pt"/>
    </style:style>
    <style:style style:name="T127" style:parent-style-name="DefaultParagraphFont" style:family="text">
      <style:text-properties style:text-position="super 66.6%" fo:font-size="9pt" style:font-size-asian="9pt" style:font-size-complex="9pt"/>
    </style:style>
    <style:style style:name="T128" style:parent-style-name="DefaultParagraphFont" style:family="text">
      <style:text-properties fo:font-size="9pt" style:font-size-asian="9pt" style:font-size-complex="9pt"/>
    </style:style>
    <style:style style:name="T129" style:parent-style-name="DefaultParagraphFont" style:family="text">
      <style:text-properties fo:font-size="9pt" style:font-size-asian="9pt" style:font-size-complex="9pt"/>
    </style:style>
    <style:style style:name="T130" style:parent-style-name="DefaultParagraphFont" style:family="text">
      <style:text-properties fo:font-style="italic" style:font-style-asian="italic" fo:font-size="9pt" style:font-size-asian="9pt" style:font-size-complex="9pt"/>
    </style:style>
    <style:style style:name="T131" style:parent-style-name="DefaultParagraphFont" style:family="text">
      <style:text-properties fo:font-style="italic" style:font-style-asian="italic" fo:font-size="9pt" style:font-size-asian="9pt" style:font-size-complex="9pt"/>
    </style:style>
    <style:style style:name="T132" style:parent-style-name="DefaultParagraphFont" style:family="text">
      <style:text-properties fo:font-style="italic" style:font-style-asian="italic" fo:font-size="9pt" style:font-size-asian="9pt" style:font-size-complex="9pt"/>
    </style:style>
    <style:style style:name="T133" style:parent-style-name="DefaultParagraphFont" style:family="text">
      <style:text-properties fo:font-style="italic" style:font-style-asian="italic" style:font-style-complex="italic" fo:font-size="9pt" style:font-size-asian="9pt" style:font-size-complex="9pt"/>
    </style:style>
    <style:style style:name="T134" style:parent-style-name="DefaultParagraphFont" style:family="text">
      <style:text-properties fo:font-style="italic" style:font-style-asian="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tyle="italic" style:font-style-asian="italic" fo:font-size="9pt" style:font-size-asian="9pt" style:font-size-complex="9pt"/>
    </style:style>
    <style:style style:name="T137" style:parent-style-name="DefaultParagraphFont" style:family="text">
      <style:text-properties fo:font-style="italic" style:font-style-asian="italic" fo:font-size="9pt" style:font-size-asian="9pt" style:font-size-complex="9pt"/>
    </style:style>
    <style:style style:name="T138" style:parent-style-name="DefaultParagraphFont" style:family="text">
      <style:text-properties fo:font-style="italic" style:font-style-asian="italic" fo:font-size="9pt" style:font-size-asian="9pt" style:font-size-complex="9pt"/>
    </style:style>
    <style:style style:name="T139" style:parent-style-name="DefaultParagraphFont" style:family="text">
      <style:text-properties fo:font-style="italic" style:font-style-asian="italic" fo:font-size="9pt" style:font-size-asian="9pt" style:font-size-complex="9pt"/>
    </style:style>
    <style:style style:name="T140" style:parent-style-name="DefaultParagraphFont" style:family="text">
      <style:text-properties fo:font-size="9pt" style:font-size-asian="9pt" style:font-size-complex="9pt"/>
    </style:style>
    <style:style style:name="T141" style:parent-style-name="DefaultParagraphFont" style:family="text">
      <style:text-properties fo:font-size="9pt" style:font-size-asian="9pt" style:font-size-complex="9pt"/>
    </style:style>
    <style:style style:name="T142" style:parent-style-name="DefaultParagraphFont" style:family="text">
      <style:text-properties fo:font-size="9pt" style:font-size-asian="9pt" style:font-size-complex="9pt"/>
    </style:style>
    <style:style style:name="S2" style:family="section">
      <style:section-properties fo:margin-left="0in" fo:margin-right="0in" style:writing-mode="lr-tb">
        <style:columns fo:column-count="3" fo:column-gap="0.5in"/>
      </style:section-properties>
    </style:style>
    <style:style style:name="S3" style:family="section">
      <style:section-properties fo:margin-left="0.0097in" fo:margin-right="0.0097in" style:writing-mode="lr-tb">
        <style:columns fo:column-count="2" fo:column-gap="0.25in"/>
      </style:section-properties>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style>
    <style:style style:name="T145" style:parent-style-name="DefaultParagraphFont" style:family="text">
      <style:text-properties fo:font-style="italic" style:font-style-asian="italic"/>
    </style:style>
    <style:style style:name="T146" style:parent-style-name="DefaultParagraphFont" style:family="text">
      <style:text-properties style:font-name-asian="Times New Roman" fo:font-style="italic" style:font-style-asian="italic"/>
    </style:style>
    <style:style style:name="T147" style:parent-style-name="DefaultParagraphFont" style:family="text">
      <style:text-properties fo:font-style="italic" style:font-style-asian="italic"/>
    </style:style>
    <style:style style:name="T148" style:parent-style-name="DefaultParagraphFont" style:family="text">
      <style:text-properties style:font-name-asian="Times New Roman" fo:font-style="italic" style:font-style-asian="italic"/>
    </style:style>
    <style:style style:name="T149" style:parent-style-name="DefaultParagraphFont" style:family="text">
      <style:text-properties fo:font-style="italic" style:font-style-asian="italic"/>
    </style:style>
    <style:style style:name="T150" style:parent-style-name="DefaultParagraphFont" style:family="text">
      <style:text-properties style:font-name-asian="Times New Roman" fo:font-style="italic" style:font-style-asian="italic"/>
    </style:style>
    <style:style style:name="T151" style:parent-style-name="DefaultParagraphFont" style:family="text">
      <style:text-properties fo:font-style="italic" style:font-style-asian="italic"/>
    </style:style>
    <style:style style:name="T152" style:parent-style-name="DefaultParagraphFont" style:family="text">
      <style:text-properties style:font-name-asian="Times New Roman" fo:font-style="italic" style:font-style-asian="italic"/>
    </style:style>
    <style:style style:name="T153" style:parent-style-name="DefaultParagraphFont" style:family="text">
      <style:text-properties fo:font-style="italic" style:font-style-asian="italic"/>
    </style:style>
    <style:style style:name="T154" style:parent-style-name="DefaultParagraphFont" style:family="text">
      <style:text-properties style:font-name-asian="Times New Roman" fo:font-style="italic" style:font-style-asian="italic"/>
    </style:style>
    <style:style style:name="T155" style:parent-style-name="DefaultParagraphFont" style:family="text">
      <style:text-properties fo:font-style="italic" style:font-style-asian="italic"/>
    </style:style>
    <style:style style:name="T156" style:parent-style-name="DefaultParagraphFont" style:family="text">
      <style:text-properties style:font-name-asian="Times New Roman" fo:font-style="italic" style:font-style-asian="italic"/>
    </style:style>
    <style:style style:name="T157" style:parent-style-name="DefaultParagraphFont" style:family="text">
      <style:text-properties style:font-name-asian="Times New Roman" fo:font-style="italic" style:font-style-asian="italic"/>
    </style:style>
    <style:style style:name="T158" style:parent-style-name="DefaultParagraphFont" style:family="text">
      <style:text-properties fo:font-style="italic" style:font-style-asian="italic"/>
    </style:style>
    <style:style style:name="T159" style:parent-style-name="DefaultParagraphFont" style:family="text">
      <style:text-properties style:font-name-asian="Times New Roman" fo:font-style="italic" style:font-style-asian="italic"/>
    </style:style>
    <style:style style:name="T160" style:parent-style-name="DefaultParagraphFont" style:family="text">
      <style:text-properties fo:font-style="italic" style:font-style-asian="italic"/>
    </style:style>
    <style:style style:name="T161" style:parent-style-name="DefaultParagraphFont" style:family="text">
      <style:text-properties style:font-name-asian="Times New Roman" fo:font-style="italic" style:font-style-asian="italic"/>
    </style:style>
    <style:style style:name="T162" style:parent-style-name="DefaultParagraphFont" style:family="text">
      <style:text-properties fo:font-style="italic" style:font-style-asian="italic"/>
    </style:style>
    <style:style style:name="T163" style:parent-style-name="DefaultParagraphFont" style:family="text">
      <style:text-properties style:font-name-asian="Times New Roman" fo:font-style="italic" style:font-style-asian="italic"/>
    </style:style>
    <style:style style:name="T164" style:parent-style-name="DefaultParagraphFont" style:family="text">
      <style:text-properties fo:font-style="italic" style:font-style-asian="italic"/>
    </style:style>
    <style:style style:name="T165" style:parent-style-name="DefaultParagraphFont" style:family="text">
      <style:text-properties style:font-name-asian="Times New Roman" fo:font-style="italic" style:font-style-asian="italic"/>
    </style:style>
    <style:style style:name="T166" style:parent-style-name="DefaultParagraphFont" style:family="text">
      <style:text-properties fo:font-style="italic" style:font-style-asian="italic"/>
    </style:style>
    <style:style style:name="T167" style:parent-style-name="DefaultParagraphFont" style:family="text">
      <style:text-properties style:font-name-asian="Times New Roman" fo:font-style="italic" style:font-style-asian="italic"/>
    </style:style>
    <style:style style:name="T168" style:parent-style-name="DefaultParagraphFont" style:family="text">
      <style:text-properties fo:font-style="italic" style:font-style-asian="italic"/>
    </style:style>
    <style:style style:name="T169" style:parent-style-name="DefaultParagraphFont" style:family="text">
      <style:text-properties style:font-style-complex="italic"/>
    </style:style>
    <style:style style:name="T170" style:parent-style-name="DefaultParagraphFont" style:family="text">
      <style:text-properties fo:font-weight="normal" style:font-weight-asian="normal" fo:font-style="italic" style:font-style-asian="italic" style:font-style-complex="italic"/>
    </style:style>
    <style:style style:name="T171" style:parent-style-name="DefaultParagraphFont" style:family="text">
      <style:text-properties style:font-style-complex="italic"/>
    </style:style>
    <style:style style:name="T172" style:parent-style-name="DefaultParagraphFont" style:family="text">
      <style:text-properties fo:font-weight="normal" style:font-weight-asian="normal"/>
    </style:style>
    <style:style style:name="T173" style:parent-style-name="DefaultParagraphFont" style:family="text">
      <style:text-properties style:font-name-asian="MS Mincho" fo:font-style="italic" style:font-style-asian="italic"/>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P181" style:parent-style-name="sponsors" style:family="paragraph">
      <style:paragraph-properties fo:text-indent="0.2006in"/>
    </style:style>
    <style:style style:name="F182" style:parent-style-name="a0" style:family="graphic">
      <style:graphic-properties style:wrap="parallel" draw:stroke="none" draw:fill="none" fo:border="none" fo:padding="0in" style:shadow="none" style:vertical-rel="page" style:horizontal-rel="page" style:horizontal-pos="from-left" style:vertical-pos="from-top" style:writing-mode="lr-tb"/>
    </style:style>
    <style:style style:name="T183" style:parent-style-name="DefaultParagraphFont" style:family="text">
      <style:text-properties style:font-style-complex="italic"/>
    </style:style>
    <style:style style:name="T184" style:parent-style-name="DefaultParagraphFont" style:family="text">
      <style:text-properties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language="en" fo:country="US"/>
    </style:style>
    <style:style style:name="T187" style:parent-style-name="DefaultParagraphFont" style:family="text">
      <style:text-properties style:font-name="Times New Roman" style:font-name-complex="Times New Roman" fo:font-style="italic" style:font-style-asian="italic"/>
    </style:style>
    <style:style style:name="T188" style:parent-style-name="DefaultParagraphFont" style:family="text">
      <style:text-properties style:font-name="Times New Roman" style:font-name-complex="Times New Roman" fo:font-style="italic" style:font-style-asian="italic"/>
    </style:style>
    <style:style style:name="T189" style:parent-style-name="DefaultParagraphFont" style:family="text">
      <style:text-properties style:font-name="Symbol" style:font-name-complex="Symbol" fo:font-style="italic" style:font-style-asian="italic" style:font-style-complex="italic"/>
    </style:style>
    <style:style style:name="T190" style:parent-style-name="DefaultParagraphFont" style:family="text">
      <style:text-properties style:text-position="sub 65%"/>
    </style:style>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fo:language="en" fo:country="US"/>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fo:language="en" fo:country="US"/>
    </style:style>
    <style:style style:name="T196" style:parent-style-name="DefaultParagraphFont" style:family="text">
      <style:text-properties fo:font-weight="bold" style:font-weight-asian="bold" fo:language="en" fo:country="US"/>
    </style:style>
    <style:style style:name="T197" style:parent-style-name="DefaultParagraphFont" style:family="text">
      <style:text-properties fo:font-weight="bold" style:font-weight-asian="bold" fo:language="en" fo:country="US"/>
    </style:style>
    <style:style style:name="T198" style:parent-style-name="DefaultParagraphFont" style:family="text">
      <style:text-properties fo:font-weight="bold" style:font-weight-asian="bold"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font-style="normal" style:font-style-asian="normal"/>
    </style:style>
    <style:style style:name="T203" style:parent-style-name="DefaultParagraphFont" style:family="text">
      <style:text-properties fo:font-style="normal" style:font-style-asian="normal"/>
    </style:style>
    <style:style style:name="T204" style:parent-style-name="DefaultParagraphFont" style:family="text">
      <style:text-properties fo:font-style="normal" style:font-style-asian="normal"/>
    </style:style>
    <style:style style:name="T205" style:parent-style-name="DefaultParagraphFont" style:family="text">
      <style:text-properties fo:font-style="normal" style:font-style-asian="normal"/>
    </style:style>
    <style:style style:name="T206" style:parent-style-name="DefaultParagraphFont" style:family="text">
      <style:text-properties fo:font-style="normal" style:font-style-asian="normal"/>
    </style:style>
    <style:style style:name="T207" style:parent-style-name="DefaultParagraphFont" style:family="text">
      <style:text-properties fo:font-style="normal" style:font-style-asian="normal"/>
    </style:style>
    <style:style style:name="T208" style:parent-style-name="DefaultParagraphFont" style:family="text">
      <style:text-properties fo:font-style="normal" style:font-style-asian="normal"/>
    </style:style>
    <style:style style:name="T209" style:parent-style-name="DefaultParagraphFont" style:family="text">
      <style:text-properties fo:font-style="normal" style:font-style-asian="normal"/>
    </style:style>
    <style:style style:name="P210" style:parent-style-name="Normal" style:family="paragraph">
      <style:paragraph-properties fo:text-align="start"/>
      <style:text-properties fo:font-style="italic" style:font-style-asian="italic" style:font-style-complex="italic"/>
    </style:style>
    <style:style style:name="T211" style:parent-style-name="DefaultParagraphFont" style:family="text">
      <style:text-properties fo:font-style="normal" style:font-style-asian="normal"/>
    </style:style>
    <style:style style:name="TableColumn213" style:family="table-column">
      <style:table-column-properties style:column-width="0.5in" style:use-optimal-column-width="false"/>
    </style:style>
    <style:style style:name="TableColumn214" style:family="table-column">
      <style:table-column-properties style:column-width="1.625in" style:use-optimal-column-width="false"/>
    </style:style>
    <style:style style:name="TableColumn215" style:family="table-column">
      <style:table-column-properties style:column-width="0.625in" style:use-optimal-column-width="false"/>
    </style:style>
    <style:style style:name="TableColumn216" style:family="table-column">
      <style:table-column-properties style:column-width="0.625in" style:use-optimal-column-width="false"/>
    </style:style>
    <style:style style:name="Table212" style:family="table">
      <style:table-properties style:width="0in" fo:margin-left="0in" table:align="center"/>
    </style:style>
    <style:style style:name="TableRow217" style:family="table-row">
      <style:table-row-properties style:min-row-height="0.1666in" style:use-optimal-row-height="false" fo:keep-together="always"/>
    </style:style>
    <style:style style:name="TableCell218" style:family="table-cell">
      <style:table-cell-properties fo:border="0.0034in solid #000000" style:writing-mode="lr-tb" style:vertical-align="middle" fo:padding-top="0in" fo:padding-left="0.075in" fo:padding-bottom="0in" fo:padding-right="0.075in"/>
    </style:style>
    <style:style style:name="TableCell219" style:family="table-cell">
      <style:table-cell-properties fo:border="0.0034in solid #000000" style:writing-mode="lr-tb" style:vertical-align="middle" fo:padding-top="0in" fo:padding-left="0.075in" fo:padding-bottom="0in" fo:padding-right="0.075in"/>
    </style:style>
    <style:style style:name="TableRow220" style:family="table-row">
      <style:table-row-properties style:min-row-height="0.1666in" style:use-optimal-row-height="false" fo:keep-together="always"/>
    </style:style>
    <style:style style:name="P221" style:parent-style-name="Normal" style:family="paragraph">
      <style:text-properties fo:font-size="8pt" style:font-size-asian="8pt" style:font-size-complex="8pt"/>
    </style:style>
    <style:style style:name="TableCell222" style:family="table-cell">
      <style:table-cell-properties fo:border="0.0034in solid #000000" style:writing-mode="lr-tb" style:vertical-align="middle" fo:padding-top="0in" fo:padding-left="0.075in" fo:padding-bottom="0in" fo:padding-right="0.075in"/>
    </style:style>
    <style:style style:name="TableCell223" style:family="table-cell">
      <style:table-cell-properties fo:border="0.0034in solid #000000" style:writing-mode="lr-tb" style:vertical-align="middle" fo:padding-top="0in" fo:padding-left="0.075in" fo:padding-bottom="0in" fo:padding-right="0.075in"/>
    </style:style>
    <style:style style:name="TableCell224" style:family="table-cell">
      <style:table-cell-properties fo:border="0.0034in solid #000000" style:writing-mode="lr-tb" style:vertical-align="middle" fo:padding-top="0in" fo:padding-left="0.075in" fo:padding-bottom="0in" fo:padding-right="0.075in"/>
    </style:style>
    <style:style style:name="TableRow225" style:family="table-row">
      <style:table-row-properties style:min-row-height="0.2222in" style:use-optimal-row-height="false"/>
    </style:style>
    <style:style style:name="TableCell226" style:family="table-cell">
      <style:table-cell-properties fo:border="0.0034in solid #000000" style:writing-mode="lr-tb" style:vertical-align="middle" fo:padding-top="0in" fo:padding-left="0.075in" fo:padding-bottom="0in" fo:padding-right="0.075in"/>
    </style:style>
    <style:style style:name="TableCell227" style:family="table-cell">
      <style:table-cell-properties fo:border="0.0034in solid #000000" style:writing-mode="lr-tb" style:vertical-align="middle" fo:padding-top="0in" fo:padding-left="0.075in" fo:padding-bottom="0in" fo:padding-right="0.075in"/>
    </style:style>
    <style:style style:name="T228" style:parent-style-name="DefaultParagraphFont" style:family="text">
      <style:text-properties style:text-position="super 62.5%"/>
    </style:style>
    <style:style style:name="TableCell229" style:family="table-cell">
      <style:table-cell-properties fo:border="0.0034in solid #000000" style:writing-mode="lr-tb" style:vertical-align="middle" fo:padding-top="0in" fo:padding-left="0.075in" fo:padding-bottom="0in" fo:padding-right="0.075in"/>
    </style:style>
    <style:style style:name="P230" style:parent-style-name="Normal" style:family="paragraph">
      <style:text-properties fo:font-size="8pt" style:font-size-asian="8pt" style:font-size-complex="8pt"/>
    </style:style>
    <style:style style:name="TableCell231" style:family="table-cell">
      <style:table-cell-properties fo:border="0.0034in solid #000000" style:writing-mode="lr-tb" style:vertical-align="middle" fo:padding-top="0in" fo:padding-left="0.075in" fo:padding-bottom="0in" fo:padding-right="0.075in"/>
    </style:style>
    <style:style style:name="P232" style:parent-style-name="Normal" style:family="paragraph">
      <style:text-properties fo:font-size="8pt" style:font-size-asian="8pt" style:font-size-complex="8pt"/>
    </style:style>
    <style:style style:name="T233" style:parent-style-name="DefaultParagraphFont" style:family="text">
      <style:text-properties fo:font-style="italic" style:font-style-asian="italic"/>
    </style:style>
    <style:style style:name="T234" style:parent-style-name="DefaultParagraphFont" style:family="text">
      <style:text-properties style:font-style-complex="italic"/>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style:font-style-complex="italic"/>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style="italic" style:font-style-asian="italic" style:font-style-complex="italic" fo:font-variant="normal"/>
    </style:style>
    <style:style style:name="T239" style:parent-style-name="DefaultParagraphFont" style:family="text">
      <style:text-properties fo:font-style="italic" style:font-style-asian="italic" style:font-style-complex="italic"/>
    </style:style>
    <style:style style:name="T240" style:parent-style-name="DefaultParagraphFont" style:family="text">
      <style:text-properties fo:language="en" fo:country="U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references" style:family="paragraph">
      <style:paragraph-properties fo:margin-left="0.2458in" fo:text-indent="-0.2458in">
        <style:tab-stops>
          <style:tab-stop style:type="left" style:position="0.0041in"/>
        </style:tab-stops>
      </style:paragraph-properties>
    </style:style>
    <style:style style:name="T247" style:parent-style-name="DefaultParagraphFont" style:family="text">
      <style:text-properties fo:font-style="italic" style:font-style-asian="italic" style:font-style-complex="italic"/>
    </style:style>
    <style:style style:name="P248" style:parent-style-name="references" style:family="paragraph">
      <style:paragraph-properties fo:margin-left="0.2458in" fo:text-indent="-0.2458in">
        <style:tab-stops>
          <style:tab-stop style:type="left" style:position="0.0041in"/>
        </style:tab-stops>
      </style:paragraph-properties>
    </style:style>
    <style:style style:name="P249" style:parent-style-name="references" style:family="paragraph">
      <style:paragraph-properties fo:margin-left="0.2458in" fo:text-indent="-0.2458in">
        <style:tab-stops>
          <style:tab-stop style:type="left" style:position="0.0041in"/>
        </style:tab-stops>
      </style:paragraph-properties>
    </style:style>
    <style:style style:name="P250" style:parent-style-name="references" style:family="paragraph">
      <style:paragraph-properties fo:margin-left="0.2458in" fo:text-indent="-0.2458in">
        <style:tab-stops>
          <style:tab-stop style:type="left" style:position="0.0041in"/>
        </style:tab-stops>
      </style:paragraph-properties>
    </style:style>
    <style:style style:name="P251" style:parent-style-name="references" style:family="paragraph">
      <style:paragraph-properties fo:margin-left="0.2458in" fo:text-indent="-0.2458in">
        <style:tab-stops>
          <style:tab-stop style:type="left" style:position="0.0041in"/>
        </style:tab-stops>
      </style:paragraph-properties>
    </style:style>
    <style:style style:name="P252" style:parent-style-name="references" style:family="paragraph">
      <style:paragraph-properties fo:margin-left="0.2458in" fo:text-indent="-0.2458in">
        <style:tab-stops>
          <style:tab-stop style:type="left" style:position="0.0041in"/>
        </style:tab-stops>
      </style:paragraph-properties>
    </style:style>
    <style:style style:name="P253" style:parent-style-name="references" style:family="paragraph">
      <style:paragraph-properties fo:margin-left="0.2458in" fo:text-indent="-0.2458in">
        <style:tab-stops>
          <style:tab-stop style:type="left" style:position="0.0041in"/>
        </style:tab-stops>
      </style:paragraph-properties>
    </style:style>
    <style:style style:name="P254" style:parent-style-name="references" style:family="paragraph">
      <style:paragraph-properties fo:margin-left="0.2458in" fo:text-indent="-0.2458in">
        <style:tab-stops>
          <style:tab-stop style:type="left" style:position="0.0041in"/>
        </style:tab-stops>
      </style:paragraph-properties>
    </style:style>
    <style:style style:name="P255" style:parent-style-name="references" style:family="paragraph">
      <style:paragraph-properties style:text-autospace="none" fo:text-align="start" fo:margin-left="0.2458in" fo:text-indent="-0.2458in">
        <style:tab-stops>
          <style:tab-stop style:type="left" style:position="0.0041in"/>
        </style:tab-stops>
      </style:paragraph-properties>
    </style:style>
    <style:style style:name="P256" style:parent-style-name="references" style:family="paragraph">
      <style:paragraph-properties style:text-autospace="none" fo:text-align="start" fo:margin-left="0.2458in" fo:text-indent="-0.2458in">
        <style:tab-stops>
          <style:tab-stop style:type="left" style:position="0.0041in"/>
        </style:tab-stops>
      </style:paragraph-properties>
    </style:style>
    <style:style style:name="P257" style:parent-style-name="references" style:family="paragraph">
      <style:paragraph-properties style:text-autospace="none" fo:text-align="start" fo:margin-left="0.2458in" fo:text-indent="-0.2458in">
        <style:tab-stops>
          <style:tab-stop style:type="left" style:position="0.0041in"/>
        </style:tab-stops>
      </style:paragraph-properties>
    </style:style>
    <style:style style:name="P258" style:parent-style-name="references" style:family="paragraph">
      <style:paragraph-properties fo:margin-left="0.2458in">
        <style:tab-stops/>
      </style:paragraph-properties>
    </style:style>
    <style:style style:name="P259" style:parent-style-name="references" style:family="paragraph">
      <style:paragraph-properties fo:margin-left="0.25in" fo:text-indent="-0.25in">
        <style:tab-stops/>
      </style:paragraph-properties>
    </style:style>
    <style:style style:name="P260" style:parent-style-name="references" style:family="paragraph">
      <style:paragraph-properties fo:text-align="center" fo:line-height="100%" fo:margin-left="0.25in" fo:text-indent="-0.25in">
        <style:tab-stops/>
      </style:paragraph-properties>
    </style:style>
    <style:style style:name="T261" style:parent-style-name="DefaultParagraphFont" style:family="text">
      <style:text-properties style:font-name-asian="SimSun" fo:font-weight="bold" style:font-weight-asian="bold" fo:color="#FF0000" fo:letter-spacing="-0.0006in" fo:font-size="10pt" style:font-size-asian="10pt" style:font-size-complex="10pt"/>
    </style:style>
    <style:style style:name="T262" style:parent-style-name="DefaultParagraphFont" style:family="text">
      <style:text-properties style:font-name-asian="SimSun" fo:font-weight="bold" style:font-weight-asian="bold" fo:color="#FF0000" fo:letter-spacing="-0.0006in" fo:font-size="10pt" style:font-size-asian="10pt" style:font-size-complex="10pt"/>
    </style:style>
    <style:style style:name="T263" style:parent-style-name="DefaultParagraphFont" style:family="text">
      <style:text-properties style:font-name-asian="SimSun" fo:font-weight="bold" style:font-weight-asian="bold" fo:color="#FF0000" fo:letter-spacing="-0.0006in" fo:font-size="10pt" style:font-size-asian="10pt" style:font-size-complex="10pt"/>
    </style:style>
    <style:style style:name="S4" style:family="section">
      <style:section-properties fo:margin-left="0in" fo:margin-right="0in"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3">Paper Title</text:span><text:span text:style-name="T4">*</text:span><text:span text:style-name="T5"><text:s/>(use style:<text:s/></text:span><text:span text:style-name="T6">paper title</text:span><text:span text:style-name="T7">)</text:span></text:p>
      <text:p text:style-name="P8">*Note: Sub-titles are not captured in Xplore and should not be used</text:p>
      <text:p text:style-name="P9"/>
      <text:section text:name="Sect1" text:style-name="S1">
        <text:p text:style-name="P10"><text:span text:style-name="T11">line 1</text:span><text:span text:style-name="T12">: 1</text:span><text:span text:style-name="T13">st</text:span><text:span text:style-name="T14"><text:s/></text:span><text:span text:style-name="T15">Given Name Surname</text:span><text:span text:style-name="T16"><text:s/></text:span><text:span text:style-name="T17"><text:line-break/>line 2:</text:span><text:span text:style-name="T18"><text:s/></text:span><text:span text:style-name="T19">dept. name of organization</text:span><text:span text:style-name="T20"><text:s/></text:span><text:span text:style-name="T21"><text:line-break/></text:span><text:span text:style-name="T22">(of<text:s/></text:span><text:span text:style-name="T23">Affiliation</text:span><text:span text:style-name="T24">)</text:span><text:span text:style-name="T25"><text:line-break/></text:span><text:span text:style-name="T26">li</text:span><text:span text:style-name="T27">ne<text:s/></text:span><text:span text:style-name="T28">3</text:span><text:span text:style-name="T29">:<text:s/></text:span><text:span text:style-name="T30">name of organization<text:s/></text:span><text:span text:style-name="T31"><text:line-break/></text:span><text:span text:style-name="T32">(of Affiliation)</text:span><text:span text:style-name="T33"><text:line-break/></text:span><text:span text:style-name="T34">line<text:s/></text:span><text:span text:style-name="T35">4</text:span><text:span text:style-name="T36">: City, Country</text:span><text:span text:style-name="T37"><text:line-break/></text:span><text:span text:style-name="T38">line<text:s/></text:span><text:span text:style-name="T39">5: e</text:span><text:span text:style-name="T40">ma</text:span><text:span text:style-name="T41">il address</text:span><text:span text:style-name="T42"><text:s/>or ORCID</text:span></text:p>
        <text:p text:style-name="P43"><text:span text:style-name="T44">line 1: 4</text:span><text:span text:style-name="T45">th</text:span><text:span text:style-name="T46"><text:s/>Given Name Surname</text:span><text:span text:style-name="T47"><text:line-break/></text:span><text:span text:style-name="T48">line 2:<text:s/></text:span><text:span text:style-name="T49">dept. name of organization</text:span><text:span text:style-name="T50"><text:line-break/></text:span><text:span text:style-name="T51">(of<text:s/></text:span><text:span text:style-name="T52">Affiliation</text:span><text:span text:style-name="T53">)</text:span><text:span text:style-name="T54"><text:line-break/>line 3:<text:s/></text:span><text:span text:style-name="T55">name of organization<text:s/></text:span><text:span text:style-name="T56"><text:line-break/></text:span><text:span text:style-name="T57">(of Affiliation)</text:span><text:span text:style-name="T58"><text:line-break/></text:span><text:span text:style-name="T59">line 4: City, Country</text:span><text:span text:style-name="T60"><text:line-break/>line 5: email address</text:span><text:span text:style-name="T61"><text:s/></text:span><text:span text:style-name="T62"><text:s/>or ORCID</text:span></text:p>
        <text:p text:style-name="P63"><text:span text:style-name="T64">line 1: 2</text:span><text:span text:style-name="T65">nd</text:span><text:span text:style-name="T66"><text:s/></text:span><text:span text:style-name="T67">Given Name Surname</text:span><text:span text:style-name="T68"><text:line-break/>line 2:<text:s/></text:span><text:span text:style-name="T69">dept. name of organization<text:s/></text:span><text:span text:style-name="T70"><text:line-break/></text:span><text:span text:style-name="T71">(of<text:s/></text:span><text:span text:style-name="T72">Affiliation</text:span><text:span text:style-name="T73">)</text:span><text:span text:style-name="T74"><text:line-break/>line 3:<text:s/></text:span><text:span text:style-name="T75">name of organization<text:s/></text:span><text:span text:style-name="T76"><text:line-break/></text:span><text:span text:style-name="T77">(of Affiliation)</text:span><text:span text:style-name="T78"><text:line-break/></text:span><text:span text:style-name="T79">line 4: City, Country</text:span><text:span text:style-name="T80"><text:line-break/>line 5: email address</text:span><text:span text:style-name="T81"><text:s/>or ORCID</text:span></text:p>
        <text:p text:style-name="P82"><text:span text:style-name="T83">li</text:span><text:span text:style-name="T84">ne 1:<text:s/></text:span><text:span text:style-name="T85">5</text:span><text:span text:style-name="T86">th</text:span><text:span text:style-name="T87"><text:s/>Given Name Surname</text:span><text:span text:style-name="T88"><text:line-break/>line 2:<text:s/></text:span><text:span text:style-name="T89">dept. name of organization<text:s/></text:span><text:span text:style-name="T90"><text:line-break/></text:span><text:span text:style-name="T91">(of<text:s/></text:span><text:span text:style-name="T92">Affiliation</text:span><text:span text:style-name="T93">)</text:span><text:span text:style-name="T94"><text:line-break/>line 3:<text:s/></text:span><text:span text:style-name="T95">name of organization<text:s/></text:span><text:span text:style-name="T96"><text:line-break/></text:span><text:span text:style-name="T97">(of<text:s/></text:span><text:span text:style-name="T98">A</text:span><text:span text:style-name="T99">ffiliation)</text:span><text:span text:style-name="T100"><text:line-break/></text:span><text:span text:style-name="T101">line 4: City, Country</text:span><text:span text:style-name="T102"><text:line-break/>line 5: email address</text:span><text:span text:style-name="T103"><text:s/></text:span><text:span text:style-name="T104"><text:s/>or ORCID</text:span></text:p>
        <text:p text:style-name="P105"><text:span text:style-name="T106">line 1: 3</text:span><text:span text:style-name="T107">rd</text:span><text:span text:style-name="T108"><text:s/></text:span><text:span text:style-name="T109">Given Name Surname</text:span><text:span text:style-name="T110"><text:line-break/>line 2:<text:s/></text:span><text:span text:style-name="T111">dept. name of organization<text:s/></text:span><text:span text:style-name="T112"><text:line-break/></text:span><text:span text:style-name="T113">(of<text:s/></text:span><text:span text:style-name="T114">Affiliation</text:span><text:span text:style-name="T115">)</text:span><text:span text:style-name="T116"><text:line-break/>line 3:<text:s/></text:span><text:span text:style-name="T117">name of organization<text:s/></text:span><text:span text:style-name="T118"><text:line-break/></text:span><text:span text:style-name="T119">(of Affiliation)</text:span><text:span text:style-name="T120"><text:line-break/></text:span><text:span text:style-name="T121">line 4: City, Country</text:span><text:span text:style-name="T122"><text:line-break/>line 5: email address</text:span><text:span text:style-name="T123"><text:s/>or ORCID</text:span></text:p>
        <text:p text:style-name="P124"><text:span text:style-name="T125">line 1:<text:s/></text:span><text:span text:style-name="T126">6</text:span><text:span text:style-name="T127">th</text:span><text:span text:style-name="T128"><text:s/>Given Name Surname</text:span><text:span text:style-name="T129"><text:line-break/>line 2:<text:s/></text:span><text:span text:style-name="T130">dept. name of organization<text:s/></text:span><text:span text:style-name="T131"><text:line-break/></text:span><text:span text:style-name="T132">(of<text:s/></text:span><text:span text:style-name="T133">Affiliation</text:span><text:span text:style-name="T134">)</text:span><text:span text:style-name="T135"><text:line-break/>line 3:<text:s/></text:span><text:span text:style-name="T136">name of organization<text:s/></text:span><text:span text:style-name="T137"><text:line-break/></text:span><text:span text:style-name="T138">(of Affiliation)</text:span><text:span text:style-name="T139"><text:line-break/></text:span><text:span text:style-name="T140">line 4: City, Country</text:span><text:span text:style-name="T141"><text:line-break/>line 5: email address</text:span><text:span text:style-name="T142"><text:s/>or ORCID</text:span><text:s/></text:p>
      </text:section>
      <text:section text:name="Sect2" text:style-name="S2">
        <text:p text:style-name="Normal"/>
      </text:section>
      <text:section text:name="Sect3" text:style-name="S3">
        <text:p text:style-name="Abstract"><text:span text:style-name="T143">Abstract</text:span>—This electronic document is a “live” template and already defines the components of your paper [title, text, heads, etc.] in its style sheet.<text:s/><text:s/><text:span text:style-name="T144">*</text:span><text:span text:style-name="T145">CRITICAL: <text:s/>Do</text:span><text:span text:style-name="T146"><text:s/></text:span><text:span text:style-name="T147">Not</text:span><text:span text:style-name="T148"><text:s/></text:span><text:span text:style-name="T149">Use</text:span><text:span text:style-name="T150"><text:s/></text:span><text:span text:style-name="T151">Symbols,</text:span><text:span text:style-name="T152"><text:s/></text:span><text:span text:style-name="T153">Special</text:span><text:span text:style-name="T154"><text:s/></text:span><text:span text:style-name="T155">Characters,</text:span><text:span text:style-name="T156"><text:s/></text:span><text:span text:style-name="T157">Footnotes,<text:s/></text:span><text:span text:style-name="T158">or</text:span><text:span text:style-name="T159"><text:s/></text:span><text:span text:style-name="T160">Math</text:span><text:span text:style-name="T161"><text:s/></text:span><text:span text:style-name="T162">in</text:span><text:span text:style-name="T163"><text:s/>Paper<text:s/></text:span><text:span text:style-name="T164">Title</text:span><text:span text:style-name="T165"><text:s/>o</text:span><text:span text:style-name="T166">r</text:span><text:span text:style-name="T167"><text:s/></text:span><text:span text:style-name="T168">Abstract</text:span>.<text:s/><text:span text:style-name="T169">(</text:span><text:span text:style-name="T170">Abstract</text:span><text:span text:style-name="T171">)</text:span></text:p>
        <text:p text:style-name="Keywords">Keywords—component,<text:s/>formatting,<text:s/>style,<text:s/>styling,<text:s/>insert (<text:span text:style-name="T172">key words</text:span>)</text:p>
        <text:h text:style-name="Heading1" text:outline-level="1">Introduction (<text:span text:style-name="T173">Heading 1</text:span>)</text:h>
        <text:p text:style-name="BodyText">This template,<text:s/>modified<text:s/>in MS Word 200<text:span text:style-name="T174">7</text:span><text:s/>and saved as<text:s/><text:span text:style-name="T175">a<text:s/></text:span>“Word 97-2003<text:s/><text:span text:style-name="T176">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1" text:outline-level="1">Ease of Use</text:h>
        <text:h text:style-name="Heading2" text:outline-level="2">Selecting a<text:s/>Template<text:s/>(Heading 2)</text:h>
        <text:p text:style-name="BodyText">First, confirm that you have the correct template for your paper size. This template has been tailored for output on the<text:s/><text:span text:style-name="T177">A4</text:span><text:s/>paper size. If you are using<text:s/><text:span text:style-name="T178">US letter</text:span>-sized paper, please close this<text:s/>file and download the<text:s/><text:span text:style-name="T179">Microsoft Word, Letter<text:s/></text:span>file.</text:p>
        <text:h text:style-name="Heading2" text:outline-level="2">Maintaining the Integrity of the Specifications</text:h>
        <text:p text:style-name="BodyText">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text:s/>and not as an independent document. Please do not revise any of the current designations.</text:p>
        <text:h text:style-name="Heading1" text:outline-level="1">Prepare Your Paper<text:s/>Before<text:s/>Styling</text:h>
        <text:p text:style-name="BodyText">Before<text:s/>you begin to format your paper, first write and save the content as a separate text file.<text:s/><text:span text:style-name="T180">Complete all content and organizational editing before formatting. Please note sections A-D below for more information on proofreading, spelling and grammar.</text:span></text:p>
        <text:p text:style-name="BodyText">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2" text:outline-level="2">Abbreviations<text:s/>and Acronyms</text:h>
        <text:p text:style-name="BodyText">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2" text:outline-level="2">Units</text:h>
        <text:list text:style-name="LFO1" text:continue-numbering="true">
          <text:list-item>
            <text:p text:style-name="bulletlist">Use<text:s/>either<text:s/>SI (MKS) or CGS as primary units. (SI units are encouraged.) English units may be used as secondary units (in parentheses). An exception would be the use of English units as identifiers in trade, such as “3.5-inch disk drive”.</text:p>
          </text:list-item>
          <text:list-item>
            <text:p text:style-name="bullet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list">Do not mix complete spellings and abbreviations of units: “Wb/m2” or “webers per square meter”, not “webers/m2”. <text:s/>Spell out units when they appear in text: “. . . a few henries”, not “. . . a few H”.</text:p>
          </text:list-item>
        </text:list>
        <text:list text:style-name="LFO1" text:continue-numbering="true">
          <text:list-item>
            <text:p text:style-name="bulletlist"><draw:frame draw:style-name="F182" text:anchor-type="paragraph" svg:x="0.6375in" svg:y="10.5006in" draw:z-index="0"><draw:text-box fo:min-height="0in" fo:min-width="0in"><text:p text:style-name="P181">Identify applicable<text:s/>funding agency<text:s/>here.<text:s/><text:span text:style-name="T183">If none, delete this text box</text:span><text:span text:style-name="T184">.</text:span></text:p></draw:text-box></draw:frame>Use a zero before decimal points: “0.25”, not “.25”. Use “cm3”, not “cc”.<text:s/>(<text:span text:style-name="T185">bullet list</text:span>)</text:p>
          </text:list-item>
        </text:list>
        <text:soft-page-break/>
        <text:h text:style-name="Heading2" text:outline-level="2">Equations</text:h>
        <text:p text:style-name="BodyText">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BodyText">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86">:</text:span></text:p>
        <text:p text:style-name="equation"><text:tab/><text:span text:style-name="T187">a</text:span><text:span text:style-name="T188">b</text:span><text:tab/></text:p>
        <text:p text:style-name="BodyText">Note that the equation is centered using a center tab stop. Be sure that the symbols in your equation have been defined before or immediately following the equation. Use “(1)”, not “Eq. (1)” or “equation (1)”, except at the beginning of a sentence: “Equation (1) is . . .”</text:p>
        <text:h text:style-name="Heading2" text:outline-level="2">Some Common Mistakes</text:h>
        <text:list text:style-name="LFO1" text:continue-numbering="true">
          <text:list-item>
            <text:p text:style-name="bulletlist">The word “data” is plural, not singular.</text:p>
          </text:list-item>
          <text:list-item>
            <text:p text:style-name="bulletlist">The subscript for the permeability of vacuum<text:s/><text:span text:style-name="T189"></text:span><text:span text:style-name="T190">0</text:span>, and other common scientific constants, is zero with subscript formatting, not a lowercase letter “o”.</text:p>
          </text:list-item>
          <text:list-item>
            <text:p text:style-name="bulletlist">In American<text:s/>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list">A graph within a graph is an “inset”, not an “insert”. The word alternatively is preferred to the word “alternately” (unless you really mean something that alternates).</text:p>
          </text:list-item>
          <text:list-item>
            <text:p text:style-name="bulletlist">Do not use the word “essentially” to mean “approximately” or “effectively”.</text:p>
          </text:list-item>
          <text:list-item>
            <text:p text:style-name="bulletlist">In your paper title, if the words “that uses” can accurately replace the word “using”, capitalize the “u”; if not, keep using lower-cased.</text:p>
          </text:list-item>
          <text:list-item>
            <text:p text:style-name="bulletlist">Be aware of the different meanings of the homophones “affect” and “effect”, “complement” and “compliment”, “discreet” and “discrete”, “principal” and “principle”.</text:p>
          </text:list-item>
          <text:list-item>
            <text:p text:style-name="bulletlist">Do not confuse “imply” and “infer”.</text:p>
          </text:list-item>
          <text:list-item>
            <text:p text:style-name="bulletlist">The prefix “non” is not a word; it should be joined to the word it modifies, usually without a hyphen.</text:p>
          </text:list-item>
          <text:list-item>
            <text:p text:style-name="bulletlist">There is no period after the “et” in the Latin abbreviation “et al.”.</text:p>
          </text:list-item>
          <text:list-item>
            <text:p text:style-name="bulletlist">The abbreviation “i.e.” means “that is”, and the abbreviation “e.g.” means “for example”.</text:p>
          </text:list-item>
        </text:list>
        <text:p text:style-name="BodyText">An excellent style manual for science writers is [7].</text:p>
        <text:h text:style-name="Heading1" text:outline-level="1">Using the<text:s/>Template</text:h>
        <text:p text:style-name="BodyText">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2" text:outline-level="2">Authors<text:s/>and Affiliations</text:h>
        <text:p text:style-name="BodyText"><text:span text:style-name="T191">The template is<text:s/></text:span><text:span text:style-name="T192">designed</text:span><text:span text:style-name="T193"><text:s/>for,</text:span><text:span text:style-name="T194"><text:s/>but not limited to</text:span><text:span text:style-name="T195">,</text:span><text:span text:style-name="T196"><text:s/></text:span><text:span text:style-name="T197">six</text:span><text:span text:style-name="T198"><text:s/>authors.</text:span><text:span text:style-name="T199"><text:s/></text:span><text:span text:style-name="T200">A minimum of one author is required for all conference articles.<text:s/></text:span>Author names should be listed starting from left to right and then moving down to the next line. This is the author sequence that will be used in future citations and by indexing services.<text:s/>Names should not be listed in columns nor group by affiliation.<text:span text:style-name="T201"><text:s/></text:span>Please keep your affiliations as succinct as possible (for example, do not differentiate among departments of the same organization).</text:p>
        <text:h text:style-name="Heading3" text:outline-level="3">For papers with more than six authors:<text:s/><text:span text:style-name="T202">Add author names horizontally, moving to a third row if needed for more than 8 authors.</text:span></text:h>
        <text:h text:style-name="Heading3" text:outline-level="3">For<text:s/>papers with less than<text:s/>six<text:s/>authors:<text:s/><text:span text:style-name="T203">To change the default, adjust the template as follows.</text:span></text:h>
        <text:h text:style-name="Heading4" text:outline-level="4">Selection:<text:s/><text:span text:style-name="T204">Highlight all author and affiliation lines.</text:span></text:h>
        <text:h text:style-name="Heading4" text:outline-level="4">Change number of columns:<text:s/><text:span text:style-name="T205">Select the Columns icon from the MS Word Standard toolbar and then select<text:s/></text:span><text:span text:style-name="T206">the correct number of columns</text:span><text:span text:style-name="T207"><text:s/>from the selection palette.</text:span></text:h>
        <text:h text:style-name="Heading4" text:outline-level="4">Deletion:<text:s/><text:span text:style-name="T208">Delete the author and affiliation lines for the<text:s/></text:span><text:span text:style-name="T209">extra authors.</text:span></text:h>
        <text:p text:style-name="P210"/>
        <text:h text:style-name="Heading2" text:outline-level="2">Identify<text:s/>the Headings</text:h>
        <text:p text:style-name="BodyText">Headings, or heads, are organizational devices that guide the reader through your paper. There are two types: component heads and text heads.</text:p>
        <text:p text:style-name="BodyText">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BodyText">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soft-page-break/>
        <text:h text:style-name="Heading2" text:outline-level="2">Figures and Tables</text:h>
        <text:h text:style-name="Heading4" text:outline-level="4"><text:s/>Positioning Figures and Tables:<text:s/><text:span text:style-name="T211">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LFO9" text:continue-numbering="true">
          <text:list-item>
            <text:p text:style-name="tablehead">Table Type Styles</text:p>
          </text:list-item>
        </text:list>
        <table:table table:style-name="Table212">
          <table:table-columns>
            <table:table-column table:style-name="TableColumn213"/>
            <table:table-column table:style-name="TableColumn214"/>
            <table:table-column table:style-name="TableColumn215"/>
            <table:table-column table:style-name="TableColumn216"/>
          </table:table-columns>
          <table:table-header-rows>
            <table:table-row table:style-name="TableRow217">
              <table:table-cell table:style-name="TableCell218" table:number-rows-spanned="2">
                <text:p text:style-name="tablecolhead">Table Head</text:p>
              </table:table-cell>
              <table:table-cell table:style-name="TableCell219" table:number-columns-spanned="3">
                <text:p text:style-name="tablecolhead">Table Column Head</text:p>
              </table:table-cell>
              <table:covered-table-cell/>
              <table:covered-table-cell/>
            </table:table-row>
            <table:table-row table:style-name="TableRow220">
              <table:covered-table-cell>
                <text:p text:style-name="P221"/>
              </table:covered-table-cell>
              <table:table-cell table:style-name="TableCell222">
                <text:p text:style-name="tablecolsubhead">Table column subhead</text:p>
              </table:table-cell>
              <table:table-cell table:style-name="TableCell223">
                <text:p text:style-name="tablecolsubhead">Subhead</text:p>
              </table:table-cell>
              <table:table-cell table:style-name="TableCell224">
                <text:p text:style-name="tablecolsubhead">Subhead</text:p>
              </table:table-cell>
            </table:table-row>
          </table:table-header-rows>
          <table:table-row table:style-name="TableRow225">
            <table:table-cell table:style-name="TableCell226">
              <text:p text:style-name="tablecopy">copy</text:p>
            </table:table-cell>
            <table:table-cell table:style-name="TableCell227">
              <text:p text:style-name="tablecopy">More table copy<text:span text:style-name="T228">a</text:span></text:p>
            </table:table-cell>
            <table:table-cell table:style-name="TableCell229">
              <text:p text:style-name="P230"/>
            </table:table-cell>
            <table:table-cell table:style-name="TableCell231">
              <text:p text:style-name="P232"/>
            </table:table-cell>
          </table:table-row>
        </table:table>
        <text:list text:style-name="LFO24" text:continue-numbering="true">
          <text:list-item>
            <text:p text:style-name="tablefootnote">Sample<text:s/>of<text:s/>a<text:s/>Table<text:s/>footnote.<text:s/>(<text:span text:style-name="T233">Table footnote</text:span>)</text:p>
          </text:list-item>
        </text:list>
        <text:list text:style-name="LFO2" text:continue-numbering="true">
          <text:list-item>
            <text:p text:style-name="figurecaption">Example of a figure<text:s/>caption.<text:s/><text:span text:style-name="T234">(</text:span><text:span text:style-name="T235">figure caption</text:span><text:span text:style-name="T236">)</text:span></text:p>
          </text:list-item>
        </text:list>
        <text:p text:style-name="BodyText">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text:s/>with a ratio of quantities and units. For example, write “Temperature (K)”, not “Temperature/K”.</text:p>
        <text:h text:style-name="Heading5" text:outline-level="5">Acknowledgment<text:s/><text:span text:style-name="T237">(</text:span><text:span text:style-name="T238">Heading 5</text:span><text:span text:style-name="T239">)</text:span></text:h>
        <text:p text:style-name="BodyText">The preferred spelling of the word “acknowledgment” in America is without an “e” after the “g”. Avoid the stilted expression “<text:span text:style-name="T240">o</text:span>ne of us (R. B. G.) thanks<text:s/>...<text:span text:style-name="T241">”. <text:s/></text:span>Instead, try “R. B. G. thanks...”.<text:span text:style-name="T242"><text:s/></text:span>Put sponsor acknowledgments in the unnumbered footnote on the first page.</text:p>
        <text:h text:style-name="Heading5" text:outline-level="5">References</text:h>
        <text:p text:style-name="BodyText">The template will number citations consecutively within brackets [1]. The sentence punctuation follows the bracket [2]. Refer simply to the reference number, as in [3]—do not use “Ref. [3]” or “reference [3]” except at the beginning of a sentence: “Reference [3] was the first<text:span text:style-name="T243"><text:s/></text:span>...”</text:p>
        <text:p text:style-name="BodyText">Number footnotes separately in superscripts. Place the actual footnote at the bottom of the column in which it was cited. Do not put footnotes in the<text:span text:style-name="T244"><text:s/>abstract or</text:span><text:s/>reference list. Use letters for table footnotes.</text:p>
        <text:p text:style-name="BodyText">Unless there are six authors or more give all authors<text:span text:style-name="T245">’<text:s/></text:span>names; do not use “et al.”. Papers that have not been<text:s/>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BodyText">For<text:s/>papers<text:s/>published in translation journals, please give the English citation first, followed by the original foreign-language citation [6].</text:p>
        <text:p text:style-name="Normal"/>
        <text:list text:style-name="LFO8" text:continue-numbering="true">
          <text:list-item>
            <text:p text:style-name="P246">G. Eason, B. Noble, and I. N. Sneddon, “On certain integrals of Lipschitz-Hankel type involving products of Bessel functions,” Phil. Trans. Roy. Soc. London, vol. A247, pp. 529–551, April 1955.<text:s/><text:span text:style-name="T247">(references)</text:span></text:p>
          </text:list-item>
          <text:list-item>
            <text:p text:style-name="P248">J. Clerk Maxwell, A Treatise on Electricity and Magnetism, 3rd ed., vol. 2. Oxford: Clarendon, 1892, pp.68–73.</text:p>
          </text:list-item>
          <text:list-item>
            <text:p text:style-name="P249">I. S. Jacobs and C. P. Bean, “Fine particles, thin films and exchange anisotropy,” in Magnetism, vol. III, G. T. Rado and H. Suhl, Eds. New York: Academic, 1963, pp. 271–350.</text:p>
          </text:list-item>
          <text:list-item>
            <text:p text:style-name="P250">K. Elissa, “Title of paper if known,” unpublished.</text:p>
          </text:list-item>
          <text:list-item>
            <text:p text:style-name="P251">R. Nicole, “Title of paper with only first word capitalized,” J. Name Stand. Abbrev., in press.</text:p>
          </text:list-item>
          <text:list-item>
            <text:p text:style-name="P252">Y. Yorozu, M. Hirano, K. Oka, and Y. Tagawa, “Electron spectroscopy studies on magneto-optical media and plastic substrate interface,” IEEE Transl. J. Magn. Japan, vol. 2, pp. 740–741, August 1987 [Digests 9th Annual Conf. Magnetics Japan, p. 301, 1982].</text:p>
          </text:list-item>
          <text:list-item>
            <text:p text:style-name="P253">M. Young, The Technical Writer’s Handbook. Mill Valley, CA: University Science, 1989.</text:p>
          </text:list-item>
          <text:list-item>
            <text:p text:style-name="P254">K. Eves and J. Valasek,<text:s/>“Adaptive control for singularly perturbed systems examples,”<text:s/>Code Ocean, Aug. 2023. [Online]. Available:<text:s/><text:a xlink:href="https://codeocean.com/capsule/4989235/tree" office:target-frame-name="_top" xlink:show="replace">https://codeocean.com/capsule/4989235/tree</text:a><text:s/></text:p>
          </text:list-item>
          <text:list-item>
            <text:p text:style-name="P255">D. P. Kingma and M. Welling,<text:s/>“Auto-encoding variational Bayes,”<text:s/>2013, arXiv:1312.6114. [Online]. Available:<text:s/><text:a xlink:href="https://arxiv.org/abs/1312.6114" office:target-frame-name="_top" xlink:show="replace">https://arxiv.org/abs/1312.6114</text:a></text:p>
          </text:list-item>
          <text:list-item>
            <text:p text:style-name="P256">S. Liu,<text:s/>“Wi-Fi Energy Detection Testbed (12MTC),”<text:s/>2023, gitHub repository. [Online]. Available:<text:s/>https://github.com/liustone99/Wi-Fi-Energy-Detection-Testbed-12MTC<text:s/></text:p>
          </text:list-item>
          <text:list-item>
            <text:p text:style-name="P257">“Treatment episode data set: discharges (TEDS-D): concatenated, 2006<text:s/>to 2009.”<text:s/>U.S. Department of Health and Human Services, Substance<text:s/>Abuse and Mental Health Services Administration, Office of Applied Studies, August, 2013, DOI:10.3886/ICPSR30122.v2</text:p>
          </text:list-item>
        </text:list>
        <text:p text:style-name="P258"/>
        <text:p text:style-name="P259"/>
        <text:p text:style-name="P260"><text:span text:style-name="T261">IEEE conference templates contain guidance text for composing and formatting conference papers. Please ensure that all template text is removed from your conference paper prior to submission to the conference. Failure to remove template text from your paper<text:s/></text:span><text:span text:style-name="T262">may</text:span><text:span text:style-name="T263"><text:s/>result in your paper not being published.</text:span></text:p>
      </text:section>
      <text:section text:name="Sect4" text:style-name="S4">
        <text:p text:style-name="Normal"><draw:frame draw:z-index="251657728" draw:id="id0" draw:style-name="a1" draw:name="Text Box 8" text:anchor-type="paragraph" svg:x="0in" svg:y="0.275in" svg:width="3.5in" svg:height="1.25in" style:rel-width="scale" style:rel-height="scale"><draw:text-box><text:p text:style-name="BodyText">We suggest that you use a text box to insert a graphic (which is ideally a 300 dpi TIFF or EPS file, with all fonts embedded) because, in an MSW document, this method is somewhat more stable than directly inserting a picture.</text:p><text:p text:style-name="BodyText">To have non-visible rules on your frame, use the MSWord “Format” pull-down menu, select Text Box &gt; Colors and Lines to choose No Fill and No Line.</text:p></draw:text-box><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111in" fo:margin-bottom="0.0555in" fo:text-indent="0in">
        <style:tab-stops>
          <style:tab-stop style:type="left" style:position="0.15in"/>
          <style:tab-stop style:type="left" style:position="0.4in"/>
        </style:tab-stops>
      </style:paragraph-properties>
      <style:text-properties fo:font-variant="small-caps" fo:hyphenate="false"/>
    </style:style>
    <style:style style:name="Heading2" style:display-name="Heading 2" style:family="paragraph" style:parent-style-name="Normal" style:next-style-name="Normal" style:default-outline-level="2">
      <style:paragraph-properties fo:keep-with-next="always" fo:keep-together="always" fo:text-align="start" fo:margin-top="0.0833in" fo:margin-bottom="0.0416in">
        <style:tab-stops>
          <style:tab-stop style:type="left" style:position="0in"/>
        </style:tab-stops>
      </style:paragraph-properties>
      <style:text-properties fo:font-style="italic" style:font-style-asian="italic" style:font-style-complex="italic" fo:hyphenate="false"/>
    </style:style>
    <style:style style:name="Heading3" style:display-name="Heading 3" style:family="paragraph" style:parent-style-name="Normal" style:next-style-name="Normal" style:default-outline-level="3">
      <style:paragraph-properties fo:text-align="justify" fo:line-height="0.1666in" fo:text-indent="0.2in"/>
      <style:text-properties fo:font-style="italic" style:font-style-asian="italic" style:font-style-complex="italic" fo:hyphenate="false"/>
    </style:style>
    <style:style style:name="Heading4" style:display-name="Heading 4" style:family="paragraph" style:parent-style-name="Normal" style:next-style-name="Normal" style:default-outline-level="4">
      <style:paragraph-properties fo:text-align="justify" fo:margin-top="0.0277in" fo:margin-bottom="0.0277in" fo:text-indent="0.35in">
        <style:tab-stops>
          <style:tab-stop style:type="left" style:position="0.5in"/>
        </style:tab-stops>
      </style:paragraph-properties>
      <style:text-properties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paragraph-properties fo:text-align="center"/>
      <style:text-properties fo:hyphenate="false"/>
    </style:style>
    <style:style style:name="DefaultParagraphFont" style:display-name="Default Paragraph Font" style:family="text"/>
    <style:style style:name="Abstract" style:display-name="Abstract" style:family="paragraph">
      <style:paragraph-properties fo:text-align="justify" fo:margin-bottom="0.1388in" fo:text-indent="0.1888in"/>
      <style:text-properties fo:font-weight="bold" style:font-weight-asian="bold" style:font-weight-complex="bold" fo:font-size="9pt" style:font-size-asian="9pt" style:font-size-complex="9pt" fo:hyphenate="false"/>
    </style:style>
    <style:style style:name="Affiliation" style:display-name="Affiliation" style:family="paragraph">
      <style:paragraph-properties fo:text-align="center"/>
      <style:text-properties fo:hyphenate="false"/>
    </style:style>
    <style:style style:name="Author" style:display-name="Author" style:family="paragraph">
      <style:paragraph-properties fo:text-align="center" fo:margin-top="0.25in" fo:margin-bottom="0.0277in"/>
      <style:text-properties fo:font-size="11pt" style:font-size-asian="11pt" style:font-size-complex="11pt" fo:hyphenate="false"/>
    </style:style>
    <style:style style:name="BodyText" style:display-name="Body Text" style:family="paragraph" style:parent-style-name="Normal">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BodyTextChar" style:display-name="Body Text Char" style:family="text">
      <style:text-properties fo:letter-spacing="-0.0006in"/>
    </style:style>
    <style:style style:name="bulletlist" style:display-name="bullet list" style:family="paragraph" style:parent-style-name="BodyText" style:list-style-name="LFO1">
      <style:paragraph-properties fo:margin-left="0.4in" fo:text-indent="-0.2in">
        <style:tab-stops>
          <style:tab-stop style:type="left" style:position="-0.2in"/>
        </style:tab-stops>
      </style:paragraph-properties>
      <style:text-properties fo:hyphenate="false"/>
    </style:style>
    <style:style style:name="equation" style:display-name="equation" style:family="paragraph" style:parent-style-name="Normal">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complex="Symbol" fo:hyphenate="false"/>
    </style:style>
    <style:style style:name="figurecaption" style:display-name="figure caption" style:family="paragraph" style:list-style-name="LFO2">
      <style:paragraph-properties fo:text-align="justify" fo:margin-top="0.0555in" fo:margin-bottom="0.1388in" fo:margin-left="0in" fo:text-indent="0in">
        <style:tab-stops>
          <style:tab-stop style:type="left" style:position="0.3701in"/>
        </style:tab-stops>
      </style:paragraph-properties>
      <style:text-properties fo:font-size="8pt" style:font-size-asian="8pt" style:font-size-complex="8pt" fo:hyphenate="false"/>
    </style:style>
    <style:style style:name="footnote" style:display-name="footnote" style:family="paragraph" style:list-style-name="LFO3">
      <style:paragraph-properties fo:margin-bottom="0.0277in"/>
      <style:text-properties fo:font-size="8pt" style:font-size-asian="8pt" style:font-size-complex="8pt" fo:hyphenate="false"/>
    </style:style>
    <style:style style:name="papersubtitle" style:display-name="paper subtitle" style:family="paragraph">
      <style:paragraph-properties fo:text-align="center" fo:margin-bottom="0.0833in"/>
      <style:text-properties style:font-name-asian="MS Mincho" fo:font-size="14pt" style:font-size-asian="14pt" style:font-size-complex="14pt" fo:hyphenate="false"/>
    </style:style>
    <style:style style:name="papertitle" style:display-name="paper title" style:family="paragraph">
      <style:paragraph-properties fo:text-align="center" fo:margin-bottom="0.0833in"/>
      <style:text-properties style:font-name-asian="MS Mincho" fo:font-size="24pt" style:font-size-asian="24pt" style:font-size-complex="24pt" fo:hyphenate="false"/>
    </style:style>
    <style:style style:name="references" style:display-name="references" style:family="paragraph" style:list-style-name="LFO8">
      <style:paragraph-properties fo:text-align="justify" fo:margin-bottom="0.0347in" fo:line-height="0.125in"/>
      <style:text-properties style:font-name-asian="MS Mincho" fo:font-size="8pt" style:font-size-asian="8pt" style:font-size-complex="8pt" fo:hyphenate="false"/>
    </style:style>
    <style:style style:name="sponsors" style:display-name="sponsors" style:family="paragraph">
      <style:paragraph-properties fo:border-top="0.0069in solid #000000" fo:border-left="none" fo:border-bottom="none" fo:border-right="none" fo:padding-top="0.0277in" fo:padding-left="0in" fo:padding-bottom="0in" fo:padding-right="0in" style:shadow="none" fo:text-indent="0.2in"/>
      <style:text-properties fo:font-size="8pt" style:font-size-asian="8pt" style:font-size-complex="8pt" fo:hyphenate="false"/>
    </style:style>
    <style:style style:name="tablecolhead" style:display-name="table col head" style:family="paragraph" style:parent-style-name="Normal">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text-align="justify"/>
      <style:text-properties fo:font-size="8pt" style:font-size-asian="8pt" style:font-size-complex="8pt" fo:hyphenate="false"/>
    </style:style>
    <style:style style:name="tablefootnote" style:display-name="table footnote" style:family="paragraph" style:list-style-name="LFO24">
      <style:paragraph-properties fo:text-align="end" fo:margin-top="0.0416in" fo:margin-bottom="0.0208in" fo:margin-left="0.0402in" fo:text-indent="-0.0201in">
        <style:tab-stops/>
      </style:paragraph-properties>
      <style:text-properties fo:font-size="6pt" style:font-size-asian="6pt" style:font-size-complex="6pt" fo:hyphenate="false"/>
    </style:style>
    <style:style style:name="tablehead" style:display-name="table head" style:family="paragraph" style:list-style-name="LFO9">
      <style:paragraph-properties fo:text-align="center" fo:margin-top="0.1666in" fo:margin-bottom="0.0833in" fo:line-height="90%"/>
      <style:text-properties fo:font-variant="small-caps" fo:font-size="8pt" style:font-size-asian="8pt" style:font-size-complex="8pt"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
      <text:outline-level-style text:level="1" text:style-name="WW_CharOUTLINELVL1" style:num-suffix="." style:num-list-format-name="NLF0"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list-format-name="NLF0"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list-format-name="NLF0"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list-format-name="NLF0"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LFO1">
      <text:list-level-style-bullet text:level="1" text:style-name="WW_CharLFO1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Times New Roman" style:font-name-complex="Times New Roman" fo:font-weight="normal" style:font-weight-asian="normal" style:font-weight-complex="normal" fo:font-style="normal" style:font-style-asian="normal" style:font-style-complex="normal" style:use-window-font-color="true" fo:font-size="8pt" style:font-size-asian="8pt" style:font-size-complex="8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text:list-level-style-number text:level="1" text:style-name="WW_CharLFO2LVL1" style:num-prefix="Fig. "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Times New Roman" fo:font-weight="normal" style:font-weight-asian="normal" style:font-weight-complex="normal" fo:font-style="normal" style:font-style-asian="normal" style:font-style-complex="normal" fo:text-transform="none" style:text-line-through-type="none" text:display="true" fo:color="#000000" style:text-position="super 62.5%" fo:font-size="8pt" style:font-size-asian="8pt" style:font-size-complex="8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LFO3">
      <text:list-level-style-number text:level="1" text:style-name="WW_CharLFO3LVL1" style:num-suffix=" " style:num-list-format-name="NLF2"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3LV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Times New Roman" style:font-name-complex="Times New Roman" fo:text-transform="none" style:text-line-through-type="none" text:display="true" style:use-window-font-color="true"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style:text-line-through-type="none" text:display="true" style:use-window-font-color="true"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8">
      <text:list-level-style-number text:level="1" text:style-name="WW_CharLFO8LVL1" style:num-prefix="["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9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9">
      <text:list-level-style-number text:level="1" text:style-name="WW_CharLFO9LVL1" style:num-prefix="TABLE " style:num-suffix=". " style:num-list-format-name="NLF5" style:num-format="I">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complex="Times New Roman"/>
    </style:style>
    <style:style style:name="WW_CharLFO11LVL1" style:family="text">
      <style:text-properties style:font-name-complex="Times New Roman" fo:font-style="normal" style:font-style-asian="normal" style:font-style-complex="normal"/>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Courier New" style:font-name-complex="Courier New"/>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Symbol"/>
    </style:style>
    <style:style style:name="WW_CharLFO13LVL7" style:family="text">
      <style:text-properties style:font-name="Courier New" style:font-name-complex="Courier New"/>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8LVL1" style:family="text">
      <style:text-properties style:font-name="Symbol"/>
    </style:style>
    <style:style style:name="WW_CharLFO24LVL1" style:family="text">
      <style:text-properties style:font-name="Times New Roman" fo:font-weight="normal" style:font-weight-asian="normal" fo:font-style="normal" style:font-style-asian="normal" fo:text-transform="none" style:text-line-through-type="none" text:display="true" style:use-window-font-color="true" fo:letter-spacing="normal" style:text-scale="100%" style:letter-kerning="false" style:text-position="super 62.5%" fo:font-size="8pt" style:font-size-asian="8pt"/>
    </style:style>
    <text:list-style style:name="LFO24">
      <text:list-level-style-number text:level="1" text:style-name="WW_CharLFO24LVL1" style:num-suffix="." style:num-list-format-name="NLF7"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list-format-name="NLF7"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7"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7"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7"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7"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7"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4">
      <text:list-level-style-number text:level="1" text:style-name="WW_CharLFO4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4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4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4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4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4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5">
      <text:list-level-style-number text:level="1" text:style-name="WW_CharLFO5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5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5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5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5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5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text:style-name="WW_CharLFO6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6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6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6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6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6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7">
      <text:list-level-style-number text:level="1" text:style-name="WW_CharLFO7LVL1" style:num-suffix="." style:num-list-format-name="NLF3"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list-format-name="NLF3"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list-format-name="NLF3"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list-format-name="NLF3"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7LVL5" style:num-list-format-name="NLF3"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prefix="(" style:num-suffix=")" style:num-list-format-name="NLF3"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prefix="(" style:num-suffix=")" style:num-list-format-name="NLF3"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prefix="(" style:num-suffix=")" style:num-list-format-name="NLF3"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prefix="(" style:num-suffix=")" style:num-list-format-name="NLF3"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0">
      <text:list-level-style-number text:level="1" text:style-name="WW_CharLFO10LVL1" style:num-list-format-name="NLF6"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text:style-name="WW_CharLFO11LVL1" style:num-suffix="." style:num-list-format-name="NLF7"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list-format-name="NLF7"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list-format-name="NLF7"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list-format-name="NLF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list-format-name="NLF7"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list-format-name="NLF7"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list-format-name="NLF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list-format-name="NLF7"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list-format-name="NLF7"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7"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list-format-name="NLF7"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list-format-name="NLF7"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list-format-name="NLF7"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list-format-name="NLF7"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list-format-name="NLF7"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list-format-name="NLF7"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list-format-name="NLF7"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list-format-name="NLF7"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13">
      <text:list-level-style-number text:level="1" text:style-name="WW_CharLFO1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5">
      <text:list-level-style-bullet text:level="1" text:style-name="WW_CharLFO1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6">
      <text:list-level-style-bullet text:level="1" text:style-name="WW_CharLFO1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8">
      <text:list-level-style-bullet text:level="1" text:style-name="WW_CharLFO1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9">
      <text:list-level-style-number text:level="1" style:num-suffix="." style:num-list-format-name="NLF8"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0">
      <text:list-level-style-number text:level="1" style:num-suffix="." style:num-list-format-name="NLF8"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1">
      <text:list-level-style-number text:level="1" style:num-suffix="." style:num-list-format-name="NLF8"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2">
      <text:list-level-style-number text:level="1" style:num-suffix="." style:num-list-format-name="NLF8"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3">
      <text:list-level-style-number text:level="1" style:num-suffix="." style:num-list-format-name="NLF8"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format>
    <number:num-list-format style:name="NLF1">
      <number:num-list-label text:level="1"/>
      <number:text>Fig.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 </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format>
    <number:num-list-format style:name="NLF5">
      <number:num-list-label text:level="1"/>
      <number:text>TABLE %1%. </number:text>
    </number:num-list-format>
    <number:num-list-format style:name="NLF6">
      <number:num-list-label text:level="1"/>
      <number:text>%1%</number:text>
    </number:num-list-format>
    <number:num-list-format style:name="NLF7">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8">
      <number:num-list-label text:level="1"/>
      <number:text>%1%.</number:text>
    </number:num-list-format>
    <style:page-layout style:name="PL0">
      <style:page-layout-properties fo:page-width="8.268in" fo:page-height="11.693in" style:print-orientation="portrait" fo:margin-top="0.5in" fo:margin-left="0.6201in" fo:margin-bottom="0.5in" fo:margin-right="0.6201in" style:num-format="1" style:writing-mode="lr-tb">
        <style:footnote-sep style:width="0.007in" style:rel-width="33%" style:color="#000000" style:line-style="solid" style:adjustment="center"/>
      </style:page-layout-properties>
      <style:header-style>
        <style:header-footer-properties style:dynamic-spacing="true" fo:min-height="-0.125in"/>
      </style:header-style>
      <style:footer-style>
        <style:header-footer-properties style:dynamic-spacing="true" fo:min-height="0.5in"/>
      </style:footer-style>
    </style:page-layout>
    <style:style style:name="P2" style:parent-style-name="Footer" style:family="paragraph">
      <style:paragraph-properties fo:text-align="start"/>
      <style:text-properties fo:font-size="8pt" style:font-size-asian="8pt" style:font-size-complex="8pt"/>
    </style:style>
  </office:automatic-styles>
  <office:master-styles>
    <style:master-page style:name="MPF0" style:page-layout-name="PL0">
      <style:footer>
        <text:p/>
      </style:footer>
      <style:footer-first>
        <text:p text:style-name="P2">XXX-X-XXXX-XXXX-X/XX/$XX.00 ©20XX IEE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aper Title (use style: paper title)</dc:title>
    <dc:subject/>
    <meta:initial-creator>IEEE</meta:initial-creator>
    <dc:creator>Youssef Hossam Rabei</dc:creator>
    <meta:creation-date>2025-11-28T15:07:00Z</meta:creation-date>
    <dc:date>2025-11-28T15:07:00Z</dc:date>
    <meta:template xlink:href="Normal.dotm" xlink:type="simple"/>
    <meta:editing-cycles>2</meta:editing-cycles>
    <meta:editing-duration>PT0S</meta:editing-duration>
    <meta:document-statistic meta:page-count="3" meta:paragraph-count="30" meta:word-count="2276" meta:character-count="15223" meta:row-count="108" meta:non-whitespace-character-count="12977"/>
  </office:meta>
</office:document-meta>
</file>